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Freesans"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1" svg:font-family="'Noto Sans'" style:font-family-generic="system" style:font-pitch="variable"/>
    <style:font-face style:name="Noto Serif CJK SC" svg:font-family="'Noto Serif CJK SC'" style:font-family-generic="roman" style:font-pitch="variable"/>
    <style:font-face style:name="Tahoma" svg:font-family="Tahoma" style:font-family-generic="roman" style:font-pitch="variable"/>
  </office:font-face-decls>
  <office:automatic-styles>
    <style:style style:name="P1" style:family="paragraph" style:parent-style-name="Standard">
      <style:text-properties fo:color="#fafafa" loext:opacity="100%" style:font-name="Freesans" fo:font-size="15pt" fo:font-style="italic" style:text-underline-style="none" fo:font-weight="normal" officeooo:rsid="00359654" officeooo:paragraph-rsid="00519733" fo:background-color="transparent" style:font-size-asian="15pt" style:font-style-asian="italic" style:font-weight-asian="normal" style:font-size-complex="15pt" style:font-style-complex="italic" style:font-weight-complex="normal"/>
    </style:style>
    <style:style style:name="P2" style:family="paragraph" style:parent-style-name="Standard">
      <style:text-properties fo:color="#fafafa" loext:opacity="100%" style:font-name="Freesans" fo:font-size="15pt" fo:font-style="italic" style:text-underline-style="none" fo:font-weight="normal" officeooo:rsid="00359654" officeooo:paragraph-rsid="005518f3" fo:background-color="transparent" style:font-size-asian="15pt" style:font-style-asian="italic" style:font-weight-asian="normal" style:font-size-complex="15pt" style:font-style-complex="italic" style:font-weight-complex="normal"/>
    </style:style>
    <style:style style:name="P3" style:family="paragraph" style:parent-style-name="Standard">
      <loext:graphic-properties draw:fill="none" draw:fill-gradient-name="gradient" draw:fill-hatch-name="hatch"/>
      <style:paragraph-properties fo:margin-left="0in" fo:margin-right="0in" fo:hyphenation-ladder-count="no-limit" fo:text-indent="0in" style:auto-text-indent="false" fo:background-color="transparent">
        <style:tab-stops>
          <style:tab-stop style:position="0.0465in"/>
          <style:tab-stop style:position="0.1161in" style:type="center"/>
        </style:tab-stops>
      </style:paragraph-properties>
      <style:text-properties fo:color="#fafafa" loext:opacity="100%" style:font-name="Freesans" fo:font-size="15pt" fo:font-style="italic" style:text-underline-style="none" fo:font-weight="normal" officeooo:rsid="00359654" officeooo:paragraph-rsid="00519733" fo:background-color="transparent" style:font-size-asian="15pt" style:font-style-asian="italic" style:font-weight-asian="normal" style:font-size-complex="15pt" style:font-style-complex="italic" style:font-weight-complex="normal" fo:hyphenate="false" loext:hyphenation-no-caps="false"/>
    </style:style>
    <style:style style:name="P4" style:family="paragraph" style:parent-style-name="Standard">
      <style:text-properties fo:color="#fafafa" loext:opacity="100%" style:font-name="Freesans" fo:font-size="15pt" fo:font-style="italic" style:text-underline-style="none" fo:font-weight="normal" officeooo:rsid="00564b1a" officeooo:paragraph-rsid="00674548" fo:background-color="transparent" style:font-size-asian="15pt" style:font-style-asian="italic" style:font-weight-asian="normal" style:font-size-complex="15pt" style:font-style-complex="italic" style:font-weight-complex="normal"/>
    </style:style>
    <style:style style:name="P5" style:family="paragraph" style:parent-style-name="Standard">
      <style:text-properties fo:color="#fafafa" loext:opacity="100%" style:font-name="Freesans" fo:font-size="15pt" fo:font-style="normal" style:text-underline-style="none" fo:font-weight="normal" officeooo:rsid="00359654" officeooo:paragraph-rsid="005518f3" fo:background-color="transparent" style:font-size-asian="15pt" style:font-style-asian="normal" style:font-weight-asian="normal" style:font-size-complex="15pt" style:font-style-complex="normal" style:font-weight-complex="normal"/>
    </style:style>
    <style:style style:name="P6" style:family="paragraph" style:parent-style-name="Standard">
      <style:text-properties fo:color="#fafafa" loext:opacity="100%" style:font-name="Freesans" fo:font-size="15pt" fo:font-style="normal" style:text-underline-style="none" fo:font-weight="normal" officeooo:rsid="00359654" officeooo:paragraph-rsid="00519733" fo:background-color="transparent" style:font-size-asian="15pt" style:font-style-asian="normal" style:font-weight-asian="normal" style:font-size-complex="15pt" style:font-style-complex="normal" style:font-weight-complex="normal"/>
    </style:style>
    <style:style style:name="P7" style:family="paragraph" style:parent-style-name="Standard" style:master-page-name="">
      <loext:graphic-properties draw:fill="none" draw:fill-gradient-name="gradient" draw:fill-hatch-name="hatch"/>
      <style:paragraph-properties fo:margin-left="0in" fo:margin-right="0in" fo:hyphenation-ladder-count="no-limit" fo:text-indent="0in" style:auto-text-indent="false" style:page-number="auto" fo:background-color="transparent">
        <style:tab-stops>
          <style:tab-stop style:position="0.0465in"/>
          <style:tab-stop style:position="0.1161in" style:type="center"/>
        </style:tab-stops>
      </style:paragraph-properties>
      <style:text-properties fo:color="#fafafa" loext:opacity="100%" style:font-name="Freesans" fo:font-size="15pt" fo:font-style="normal" style:text-underline-style="none" fo:font-weight="normal" officeooo:rsid="00359654" officeooo:paragraph-rsid="00519733" fo:background-color="transparent" style:font-size-asian="15pt" style:font-style-asian="normal" style:font-weight-asian="normal" style:font-size-complex="15pt" style:font-style-complex="normal" style:font-weight-complex="normal" fo:hyphenate="false" loext:hyphenation-no-caps="false"/>
    </style:style>
    <style:style style:name="P8" style:family="paragraph" style:parent-style-name="Standard">
      <loext:graphic-properties draw:fill="none" draw:fill-gradient-name="gradient" draw:fill-hatch-name="hatch"/>
      <style:paragraph-properties fo:margin-left="0in" fo:margin-right="0in" fo:hyphenation-ladder-count="no-limit" fo:text-indent="0in" style:auto-text-indent="false" fo:background-color="transparent">
        <style:tab-stops>
          <style:tab-stop style:position="0.0465in"/>
          <style:tab-stop style:position="0.1161in" style:type="center"/>
        </style:tab-stops>
      </style:paragraph-properties>
      <style:text-properties fo:color="#fafafa" loext:opacity="100%" style:font-name="Freesans" fo:font-size="15pt" fo:font-style="normal" style:text-underline-style="none" fo:font-weight="normal" officeooo:rsid="00359654" officeooo:paragraph-rsid="00519733" fo:background-color="transparent" style:font-size-asian="15pt" style:font-style-asian="normal" style:font-weight-asian="normal" style:font-size-complex="15pt" style:font-style-complex="normal" style:font-weight-complex="normal" fo:hyphenate="false" loext:hyphenation-no-caps="false"/>
    </style:style>
    <style:style style:name="P9" style:family="paragraph" style:parent-style-name="Standard">
      <style:text-properties fo:color="#fafafa" loext:opacity="100%" style:font-name="Freesans" fo:font-size="15pt" fo:font-style="normal" style:text-underline-style="none" fo:font-weight="normal" officeooo:rsid="005518f3" officeooo:paragraph-rsid="0078d166" fo:background-color="transparent" style:font-size-asian="15pt" style:font-style-asian="normal" style:font-weight-asian="normal" style:font-size-complex="15pt" style:font-style-complex="normal" style:font-weight-complex="normal"/>
    </style:style>
    <style:style style:name="P10" style:family="paragraph" style:parent-style-name="Standard">
      <style:text-properties fo:color="#fafafa" loext:opacity="100%" style:font-name="Freesans" fo:font-size="15pt" fo:font-style="normal" style:text-underline-style="none" fo:font-weight="normal" officeooo:rsid="004e3d0f" officeooo:paragraph-rsid="005adca3" fo:background-color="transparent" style:font-size-asian="15pt" style:font-style-asian="normal" style:font-weight-asian="normal" style:font-size-complex="15pt" style:font-style-complex="normal" style:font-weight-complex="normal"/>
    </style:style>
    <style:style style:name="P11" style:family="paragraph" style:parent-style-name="Standard">
      <style:text-properties fo:color="#fafafa" loext:opacity="100%" style:font-name="Freesans" fo:font-size="15pt" fo:font-style="normal" style:text-underline-style="none" fo:font-weight="normal" officeooo:rsid="00564b1a" officeooo:paragraph-rsid="00564b1a" fo:background-color="transparent" style:font-size-asian="15pt" style:font-style-asian="normal" style:font-weight-asian="normal" style:font-size-complex="15pt" style:font-style-complex="normal" style:font-weight-complex="normal"/>
    </style:style>
    <style:style style:name="P12" style:family="paragraph" style:parent-style-name="Standard">
      <style:text-properties fo:color="#fafafa" loext:opacity="100%" style:font-name="Freesans" fo:font-size="15pt" fo:font-style="normal" style:text-underline-style="none" fo:font-weight="normal" officeooo:rsid="00564b1a" officeooo:paragraph-rsid="00674548" fo:background-color="transparent" style:font-size-asian="15pt" style:font-style-asian="normal" style:font-weight-asian="normal" style:font-size-complex="15pt" style:font-style-complex="normal" style:font-weight-complex="normal"/>
    </style:style>
    <style:style style:name="P13" style:family="paragraph" style:parent-style-name="Standard">
      <style:text-properties fo:color="#fafafa" loext:opacity="100%" style:font-name="Freesans" fo:font-size="15pt" fo:font-style="normal" style:text-underline-style="none" fo:font-weight="normal" officeooo:rsid="00564b1a" officeooo:paragraph-rsid="0078d166" fo:background-color="transparent" style:font-size-asian="15pt" style:font-style-asian="normal" style:font-weight-asian="normal" style:font-size-complex="15pt" style:font-style-complex="normal" style:font-weight-complex="normal"/>
    </style:style>
    <style:style style:name="P14" style:family="paragraph" style:parent-style-name="Standard">
      <style:text-properties fo:color="#fafafa" loext:opacity="100%" style:font-name="Freesans" fo:font-size="15pt" fo:font-style="normal" style:text-underline-style="none" fo:font-weight="normal" officeooo:rsid="006d2601" officeooo:paragraph-rsid="006d2601" fo:background-color="transparent" style:font-size-asian="15pt" style:font-style-asian="normal" style:font-weight-asian="normal" style:font-size-complex="15pt" style:font-style-complex="normal" style:font-weight-complex="normal"/>
    </style:style>
    <style:style style:name="P15" style:family="paragraph" style:parent-style-name="Standard">
      <style:text-properties fo:color="#fafafa" loext:opacity="100%" style:font-name="Freesans" fo:font-size="15pt" fo:font-style="normal" style:text-underline-style="none" fo:font-weight="normal" officeooo:rsid="006d2601" officeooo:paragraph-rsid="00896da3" fo:background-color="transparent" style:font-size-asian="15pt" style:font-style-asian="normal" style:font-weight-asian="normal" style:font-size-complex="15pt" style:font-style-complex="normal" style:font-weight-complex="normal"/>
    </style:style>
    <style:style style:name="P16" style:family="paragraph" style:parent-style-name="Standard">
      <style:text-properties fo:color="#fafafa" loext:opacity="100%" style:font-name="Freesans" fo:font-size="15pt" fo:font-style="normal" style:text-underline-style="none" fo:font-weight="normal" officeooo:rsid="00592be7" officeooo:paragraph-rsid="005adca3" fo:background-color="transparent" style:font-size-asian="15pt" style:font-style-asian="normal" style:font-weight-asian="normal" style:font-size-complex="15pt" style:font-style-complex="normal" style:font-weight-complex="normal"/>
    </style:style>
    <style:style style:name="P17" style:family="paragraph" style:parent-style-name="Standard">
      <style:text-properties fo:color="#fafafa" loext:opacity="100%" style:font-name="Freesans" fo:font-size="15pt" fo:font-style="normal" style:text-underline-style="none" fo:font-weight="normal" officeooo:rsid="00592be7" officeooo:paragraph-rsid="00592be7" fo:background-color="transparent" style:font-size-asian="15pt" style:font-style-asian="normal" style:font-weight-asian="normal" style:font-size-complex="15pt" style:font-style-complex="normal" style:font-weight-complex="normal"/>
    </style:style>
    <style:style style:name="P18" style:family="paragraph" style:parent-style-name="Standard">
      <style:text-properties fo:color="#fafafa" loext:opacity="100%" style:font-name="Freesans" fo:font-size="15pt" fo:font-style="normal" style:text-underline-style="none" fo:font-weight="normal" officeooo:rsid="005adca3" officeooo:paragraph-rsid="005adca3" fo:background-color="transparent" style:font-size-asian="15pt" style:font-style-asian="normal" style:font-weight-asian="normal" style:font-size-complex="15pt" style:font-style-complex="normal" style:font-weight-complex="normal"/>
    </style:style>
    <style:style style:name="P19" style:family="paragraph" style:parent-style-name="Standard">
      <style:text-properties fo:color="#fafafa" loext:opacity="100%" style:font-name="Freesans" fo:font-size="15pt" fo:font-style="normal" style:text-underline-style="none" fo:font-weight="normal" officeooo:rsid="0071baf4" officeooo:paragraph-rsid="0071baf4" fo:background-color="transparent" style:font-size-asian="15pt" style:font-style-asian="normal" style:font-weight-asian="normal" style:font-size-complex="15pt" style:font-style-complex="normal" style:font-weight-complex="normal"/>
    </style:style>
    <style:style style:name="P20" style:family="paragraph" style:parent-style-name="Standard">
      <style:text-properties fo:color="#fafafa" loext:opacity="100%" style:font-name="Freesans" fo:font-size="15pt" fo:font-style="normal" style:text-underline-style="none" fo:font-weight="normal" officeooo:rsid="007f9506" officeooo:paragraph-rsid="007f9506" fo:background-color="transparent" style:font-size-asian="15pt" style:font-style-asian="normal" style:font-weight-asian="normal" style:font-size-complex="15pt" style:font-style-complex="normal" style:font-weight-complex="normal"/>
    </style:style>
    <style:style style:name="P21" style:family="paragraph" style:parent-style-name="Standard">
      <style:text-properties fo:color="#fafafa" loext:opacity="100%" style:font-name="Freesans" fo:font-size="15pt" fo:font-style="normal" style:text-underline-style="none" fo:font-weight="normal" officeooo:rsid="007f9506" officeooo:paragraph-rsid="00896da3" fo:background-color="transparent" style:font-size-asian="15pt" style:font-style-asian="normal" style:font-weight-asian="normal" style:font-size-complex="15pt" style:font-style-complex="normal" style:font-weight-complex="normal"/>
    </style:style>
    <style:style style:name="P22" style:family="paragraph" style:parent-style-name="Standard">
      <style:text-properties fo:color="#fafafa" loext:opacity="100%" style:font-name="Freesans" fo:font-size="15pt" fo:font-style="normal" style:text-underline-style="none" fo:font-weight="normal" officeooo:rsid="007f9506" officeooo:paragraph-rsid="0089ca83" fo:background-color="transparent" style:font-size-asian="15pt" style:font-style-asian="normal" style:font-weight-asian="normal" style:font-size-complex="15pt" style:font-style-complex="normal" style:font-weight-complex="normal"/>
    </style:style>
    <style:style style:name="P23" style:family="paragraph" style:parent-style-name="Standard">
      <style:text-properties fo:color="#fafafa" loext:opacity="100%" style:font-name="Freesans" fo:font-size="15pt" fo:font-style="normal" style:text-underline-style="none" fo:font-weight="normal" officeooo:rsid="008ff4e6" officeooo:paragraph-rsid="008ff4e6" fo:background-color="transparent" style:font-size-asian="15pt" style:font-style-asian="normal" style:font-weight-asian="normal" style:font-size-complex="15pt" style:font-style-complex="normal" style:font-weight-complex="normal"/>
    </style:style>
    <style:style style:name="P24" style:family="paragraph" style:parent-style-name="Standard">
      <style:text-properties fo:color="#fafafa" loext:opacity="100%" style:font-name="Freesans" fo:font-size="15pt" fo:font-style="normal" style:text-underline-style="none" fo:font-weight="normal" officeooo:rsid="0092b0aa" officeooo:paragraph-rsid="0092b0aa" fo:background-color="transparent" style:font-size-asian="15pt" style:font-style-asian="normal" style:font-weight-asian="normal" style:font-size-complex="15pt" style:font-style-complex="normal" style:font-weight-complex="normal"/>
    </style:style>
    <style:style style:name="P25" style:family="paragraph" style:parent-style-name="Standard">
      <style:text-properties fo:color="#fafafa" loext:opacity="100%" style:font-name="Freesans" fo:font-size="15pt" fo:font-style="normal" style:text-underline-style="none" fo:font-weight="normal" officeooo:rsid="00999750" officeooo:paragraph-rsid="00999750" fo:background-color="transparent" style:font-size-asian="15pt" style:font-style-asian="normal" style:font-weight-asian="normal" style:font-size-complex="15pt" style:font-style-complex="normal" style:font-weight-complex="normal"/>
    </style:style>
    <style:style style:name="P26" style:family="paragraph" style:parent-style-name="Standard">
      <style:text-properties fo:color="#fafafa" loext:opacity="100%" style:font-name="Freesans" fo:font-size="15pt" fo:font-style="normal" style:text-underline-style="none" fo:font-weight="normal" officeooo:rsid="007f9506" officeooo:paragraph-rsid="00896da3" fo:background-color="transparent" style:font-size-asian="15pt" style:font-style-asian="normal" style:font-weight-asian="normal" style:font-size-complex="15pt" style:font-style-complex="normal" style:font-weight-complex="normal"/>
    </style:style>
    <style:style style:name="P27" style:family="paragraph" style:parent-style-name="Standard">
      <style:text-properties fo:color="#fafafa" loext:opacity="100%" style:font-name="Freesans" fo:font-size="15pt" fo:font-style="normal" style:text-underline-style="none" fo:font-weight="normal" officeooo:rsid="007f9506" officeooo:paragraph-rsid="00821e7e" fo:background-color="transparent" style:font-size-asian="15pt" style:font-style-asian="normal" style:font-weight-asian="normal" style:font-size-complex="15pt" style:font-style-complex="normal" style:font-weight-complex="normal"/>
    </style:style>
    <style:style style:name="P28" style:family="paragraph" style:parent-style-name="Standard">
      <style:text-properties fo:color="#fafafa" loext:opacity="100%" style:font-name="Freesans" fo:font-size="15pt" fo:font-style="normal" style:text-underline-style="none" fo:font-weight="normal" officeooo:rsid="00943cae" officeooo:paragraph-rsid="00943cae" fo:background-color="transparent" style:font-size-asian="15pt" style:font-style-asian="normal" style:font-weight-asian="normal" style:font-size-complex="15pt" style:font-style-complex="normal" style:font-weight-complex="normal"/>
    </style:style>
    <style:style style:name="P29" style:family="paragraph" style:parent-style-name="Standard">
      <style:text-properties fo:color="#fafafa" loext:opacity="100%" style:font-name="Freesans" fo:font-size="15pt" fo:font-style="normal" style:text-underline-style="none" fo:font-weight="normal" officeooo:rsid="006d2601" officeooo:paragraph-rsid="00b2a0e7" fo:background-color="transparent" style:font-size-asian="15pt" style:font-style-asian="normal" style:font-weight-asian="normal" style:font-size-complex="15pt" style:font-style-complex="normal" style:font-weight-complex="normal"/>
    </style:style>
    <style:style style:name="P30" style:family="paragraph" style:parent-style-name="Standard">
      <style:text-properties fo:color="#fafafa" loext:opacity="100%" style:font-name="Freesans" fo:font-size="15pt" fo:font-style="normal" style:text-underline-style="none" fo:font-weight="normal" officeooo:rsid="006d2601" officeooo:paragraph-rsid="00b34244" fo:background-color="transparent" style:font-size-asian="15pt" style:font-style-asian="normal" style:font-weight-asian="normal" style:font-size-complex="15pt" style:font-style-complex="normal" style:font-weight-complex="normal"/>
    </style:style>
    <style:style style:name="P31" style:family="paragraph" style:parent-style-name="Standard">
      <style:text-properties fo:color="#fafafa" loext:opacity="100%" style:font-name="Freesans" fo:font-size="15pt" fo:font-style="normal" style:text-underline-style="none" fo:font-weight="normal" officeooo:rsid="006d2601" officeooo:paragraph-rsid="00896da3" fo:background-color="transparent" style:font-size-asian="15pt" style:font-style-asian="normal" style:font-weight-asian="normal" style:font-size-complex="15pt" style:font-style-complex="normal" style:font-weight-complex="normal"/>
    </style:style>
    <style:style style:name="P32" style:family="paragraph" style:parent-style-name="Standard">
      <style:text-properties fo:color="#fafafa" loext:opacity="100%" style:font-name="Freesans" fo:font-size="15pt" fo:font-style="normal" style:text-underline-style="none" fo:font-weight="normal" officeooo:rsid="006d2601" officeooo:paragraph-rsid="006e333e" fo:background-color="transparent" style:font-size-asian="15pt" style:font-style-asian="normal" style:font-weight-asian="normal" style:font-size-complex="15pt" style:font-style-complex="normal" style:font-weight-complex="normal"/>
    </style:style>
    <style:style style:name="P33" style:family="paragraph" style:parent-style-name="Standard">
      <style:text-properties fo:color="#fafafa" loext:opacity="100%" style:font-name="Freesans" fo:font-size="15pt" fo:font-style="normal" style:text-underline-style="none" fo:font-weight="normal" officeooo:rsid="006d2601" officeooo:paragraph-rsid="006d2601" fo:background-color="transparent" style:font-size-asian="15pt" style:font-style-asian="normal" style:font-weight-asian="normal" style:font-size-complex="15pt" style:font-style-complex="normal" style:font-weight-complex="normal"/>
    </style:style>
    <style:style style:name="P34" style:family="paragraph" style:parent-style-name="Standard">
      <style:text-properties fo:color="#fafafa" loext:opacity="100%" style:font-name="Freesans" fo:font-size="15pt" fo:font-style="normal" style:text-underline-style="none" fo:font-weight="normal" officeooo:rsid="005518f3" officeooo:paragraph-rsid="0078d166" fo:background-color="transparent" style:font-size-asian="15pt" style:font-style-asian="normal" style:font-weight-asian="normal" style:font-size-complex="15pt" style:font-style-complex="normal" style:font-weight-complex="normal"/>
    </style:style>
    <style:style style:name="P35" style:family="paragraph" style:parent-style-name="Standard">
      <style:text-properties fo:color="#fafafa" loext:opacity="100%" style:font-name="Freesans" fo:font-size="15pt" fo:font-style="normal" style:text-underline-style="none" fo:font-weight="normal" officeooo:rsid="005518f3" officeooo:paragraph-rsid="00ca3663" fo:background-color="transparent" style:font-size-asian="15pt" style:font-style-asian="normal" style:font-weight-asian="normal" style:font-size-complex="15pt" style:font-style-complex="normal" style:font-weight-complex="normal"/>
    </style:style>
    <style:style style:name="P36" style:family="paragraph" style:parent-style-name="Standard">
      <style:text-properties fo:color="#fafafa" loext:opacity="100%" style:font-name="Freesans" fo:font-size="15pt" fo:font-style="normal" style:text-underline-style="none" fo:font-weight="normal" officeooo:rsid="005518f3" officeooo:paragraph-rsid="00d595f0" fo:background-color="transparent" style:font-size-asian="15pt" style:font-style-asian="normal" style:font-weight-asian="normal" style:font-size-complex="15pt" style:font-style-complex="normal" style:font-weight-complex="normal"/>
    </style:style>
    <style:style style:name="P37" style:family="paragraph" style:parent-style-name="Standard">
      <style:text-properties fo:color="#fafafa" loext:opacity="100%" style:font-name="Freesans" fo:font-size="15pt" fo:font-style="normal" style:text-underline-style="none" fo:font-weight="normal" officeooo:rsid="005518f3" officeooo:paragraph-rsid="00d6fe7a" fo:background-color="transparent" style:font-size-asian="15pt" style:font-style-asian="normal" style:font-weight-asian="normal" style:font-size-complex="15pt" style:font-style-complex="normal" style:font-weight-complex="normal"/>
    </style:style>
    <style:style style:name="P38" style:family="paragraph" style:parent-style-name="Standard">
      <style:text-properties fo:color="#fafafa" loext:opacity="100%" style:font-name="Freesans" fo:font-size="15pt" fo:font-style="normal" style:text-underline-style="none" fo:font-weight="normal" officeooo:rsid="00821e7e" officeooo:paragraph-rsid="00c51694" fo:background-color="transparent" style:font-size-asian="15pt" style:font-style-asian="normal" style:font-weight-asian="normal" style:font-size-complex="15pt" style:font-style-complex="normal" style:font-weight-complex="normal"/>
    </style:style>
    <style:style style:name="P39" style:family="paragraph" style:parent-style-name="Standard">
      <style:text-properties fo:color="#fafafa" loext:opacity="100%" style:font-name="Freesans" fo:font-size="15pt" fo:font-style="normal" style:text-underline-style="none" fo:font-weight="normal" officeooo:rsid="00d8067d" officeooo:paragraph-rsid="00d8067d" fo:background-color="transparent" style:font-size-asian="15pt" style:font-style-asian="normal" style:font-weight-asian="normal" style:font-size-complex="15pt" style:font-style-complex="normal" style:font-weight-complex="normal"/>
    </style:style>
    <style:style style:name="P40" style:family="paragraph" style:parent-style-name="Standard">
      <style:text-properties fo:color="#fafafa" loext:opacity="100%" style:font-name="Freesans" fo:font-size="15pt" fo:font-style="normal" style:text-underline-style="none" fo:font-weight="normal" officeooo:rsid="00d9ffaf" officeooo:paragraph-rsid="00d9ffaf" fo:background-color="transparent" style:font-size-asian="15pt" style:font-style-asian="normal" style:font-weight-asian="normal" style:font-size-complex="15pt" style:font-style-complex="normal" style:font-weight-complex="normal"/>
    </style:style>
    <style:style style:name="P41" style:family="paragraph" style:parent-style-name="Standard">
      <style:text-properties fo:color="#fafafa" loext:opacity="100%" style:font-name="Freesans" fo:font-size="15pt" fo:font-style="normal" style:text-underline-style="none" fo:font-weight="normal" officeooo:rsid="00592be7" officeooo:paragraph-rsid="005adca3" fo:background-color="transparent" style:font-size-asian="15pt" style:font-style-asian="normal" style:font-weight-asian="normal" style:font-size-complex="15pt" style:font-style-complex="normal" style:font-weight-complex="normal"/>
    </style:style>
    <style:style style:name="P42" style:family="paragraph" style:parent-style-name="Standard">
      <style:text-properties fo:color="#fafafa" loext:opacity="100%" style:font-name="Freesans" fo:font-size="15pt" fo:font-style="normal" style:text-underline-style="none" fo:font-weight="normal" officeooo:rsid="00592be7" officeooo:paragraph-rsid="006e333e" fo:background-color="transparent" style:font-size-asian="15pt" style:font-style-asian="normal" style:font-weight-asian="normal" style:font-size-complex="15pt" style:font-style-complex="normal" style:font-weight-complex="normal"/>
    </style:style>
    <style:style style:name="P43" style:family="paragraph" style:parent-style-name="Standard">
      <style:text-properties fo:color="#fafafa" loext:opacity="100%" style:font-name="Freesans" fo:font-size="15pt" fo:font-style="normal" style:text-underline-style="none" fo:font-weight="normal" officeooo:rsid="00564b1a" officeooo:paragraph-rsid="00674548" fo:background-color="transparent" style:font-size-asian="15pt" style:font-style-asian="normal" style:font-weight-asian="normal" style:font-size-complex="15pt" style:font-style-complex="normal" style:font-weight-complex="normal"/>
    </style:style>
    <style:style style:name="P44" style:family="paragraph" style:parent-style-name="Standard">
      <style:text-properties fo:color="#fafafa" loext:opacity="100%" style:font-name="Freesans" fo:font-size="15pt" fo:font-style="normal" style:text-underline-style="none" fo:font-weight="normal" officeooo:rsid="00564b1a" officeooo:paragraph-rsid="00dba523" fo:background-color="transparent" style:font-size-asian="15pt" style:font-style-asian="normal" style:font-weight-asian="normal" style:font-size-complex="15pt" style:font-style-complex="normal" style:font-weight-complex="normal"/>
    </style:style>
    <style:style style:name="P45" style:family="paragraph" style:parent-style-name="Standard">
      <style:text-properties fo:color="#fafafa" loext:opacity="100%" style:font-name="Freesans" fo:font-size="15pt" fo:font-style="normal" style:text-underline-style="none" fo:font-weight="normal" officeooo:rsid="00564b1a" officeooo:paragraph-rsid="0078d166" fo:background-color="transparent" style:font-size-asian="15pt" style:font-style-asian="normal" style:font-weight-asian="normal" style:font-size-complex="15pt" style:font-style-complex="normal" style:font-weight-complex="normal"/>
    </style:style>
    <style:style style:name="P46" style:family="paragraph" style:parent-style-name="Standard">
      <style:text-properties fo:color="#fafafa" loext:opacity="100%" style:font-name="Freesans" fo:font-size="15pt" fo:font-style="normal" style:text-underline-style="none" fo:font-weight="normal" officeooo:rsid="00564b1a" officeooo:paragraph-rsid="00564b1a" fo:background-color="transparent" style:font-size-asian="15pt" style:font-style-asian="normal" style:font-weight-asian="normal" style:font-size-complex="15pt" style:font-style-complex="normal" style:font-weight-complex="normal"/>
    </style:style>
    <style:style style:name="P47" style:family="paragraph" style:parent-style-name="Standard">
      <style:text-properties fo:color="#fafafa" loext:opacity="100%" style:font-name="Freesans" fo:font-size="15pt" fo:font-style="normal" style:text-underline-style="none" fo:font-weight="normal" officeooo:rsid="00359654" officeooo:paragraph-rsid="005518f3" fo:background-color="transparent" style:font-size-asian="15pt" style:font-style-asian="normal" style:font-weight-asian="normal" style:font-size-complex="15pt" style:font-style-complex="normal" style:font-weight-complex="normal"/>
    </style:style>
    <style:style style:name="P48" style:family="paragraph" style:parent-style-name="Standard">
      <style:text-properties fo:color="#fafafa" loext:opacity="100%" style:font-name="Freesans" fo:font-size="15pt" fo:font-style="normal" style:text-underline-style="none" fo:font-weight="normal" officeooo:rsid="00359654" officeooo:paragraph-rsid="00519733" fo:background-color="transparent" style:font-size-asian="15pt" style:font-style-asian="normal" style:font-weight-asian="normal" style:font-size-complex="15pt" style:font-style-complex="normal" style:font-weight-complex="normal"/>
    </style:style>
    <style:style style:name="P49" style:family="paragraph" style:parent-style-name="Standard">
      <style:text-properties fo:color="#fafafa" loext:opacity="100%" style:font-name="Freesans" fo:font-size="15pt" fo:font-style="normal" style:text-underline-style="none" fo:font-weight="normal" officeooo:rsid="008eb61b" officeooo:paragraph-rsid="0078d166" fo:background-color="transparent" style:font-size-asian="15pt" style:font-style-asian="normal" style:font-weight-asian="normal" style:font-size-complex="15pt" style:font-style-complex="normal" style:font-weight-complex="normal"/>
    </style:style>
    <style:style style:name="P50" style:family="paragraph" style:parent-style-name="Standard">
      <style:text-properties fo:color="#fafafa" loext:opacity="100%" style:font-name="Freesans" fo:font-size="15pt" fo:font-style="normal" style:text-underline-style="none" fo:font-weight="normal" officeooo:rsid="008eb61b" officeooo:paragraph-rsid="00f1a653" fo:background-color="transparent" style:font-size-asian="15pt" style:font-style-asian="normal" style:font-weight-asian="normal" style:font-size-complex="15pt" style:font-style-complex="normal" style:font-weight-complex="normal"/>
    </style:style>
    <style:style style:name="P51" style:family="paragraph" style:parent-style-name="Standard">
      <style:text-properties fo:color="#fafafa" loext:opacity="100%" style:font-name="Freesans" fo:font-size="15pt" fo:font-style="italic" style:text-underline-style="none" fo:font-weight="normal" officeooo:rsid="00564b1a" officeooo:paragraph-rsid="00dba523" fo:background-color="transparent" style:font-size-asian="15pt" style:font-style-asian="italic" style:font-weight-asian="normal" style:font-size-complex="15pt" style:font-style-complex="italic" style:font-weight-complex="normal"/>
    </style:style>
    <style:style style:name="P52" style:family="paragraph" style:parent-style-name="Standard">
      <style:text-properties fo:color="#fafafa" loext:opacity="100%" style:font-name="Freesans" fo:font-size="15pt" fo:font-style="italic" style:text-underline-style="none" fo:font-weight="normal" officeooo:rsid="00eddb76" officeooo:paragraph-rsid="00eddb76" fo:background-color="transparent" style:font-size-asian="15pt" style:font-style-asian="italic" style:font-weight-asian="normal" style:font-size-complex="15pt" style:font-style-complex="italic" style:font-weight-complex="normal"/>
    </style:style>
    <style:style style:name="P53" style:family="paragraph" style:parent-style-name="Standard" style:master-page-name="MP0">
      <style:paragraph-properties style:page-number="auto" fo:break-before="page"/>
      <style:text-properties fo:color="#729fcf" loext:opacity="100%" style:font-name="FreeSans" fo:font-size="24pt" style:text-underline-style="none" fo:font-weight="normal" officeooo:rsid="00274ec5" style:font-size-asian="24pt" style:font-weight-asian="normal" style:font-size-complex="24pt" style:font-weight-complex="normal"/>
    </style:style>
    <style:style style:name="P54" style:family="paragraph" style:parent-style-name="Standard">
      <style:text-properties fo:color="#729fcf" loext:opacity="100%" style:font-name="FreeSans" fo:font-size="24pt" style:text-underline-style="none" fo:font-weight="bold" officeooo:rsid="00274ec5" style:font-size-asian="24pt" style:font-weight-asian="bold" style:font-size-complex="24pt" style:font-weight-complex="bold"/>
    </style:style>
    <style:style style:name="P55" style:family="paragraph" style:parent-style-name="Standard">
      <style:text-properties fo:color="#ffcc80" loext:opacity="100%" style:font-name="Freesans" fo:font-size="15pt" style:text-underline-style="none" fo:font-weight="normal" officeooo:rsid="0034a88a" officeooo:paragraph-rsid="0034a88a" style:font-size-asian="15pt" style:font-weight-asian="normal" style:font-size-complex="15pt" style:font-weight-complex="normal"/>
    </style:style>
    <style:style style:name="P56" style:family="paragraph" style:parent-style-name="Standard">
      <style:text-properties fo:color="#ffcc80" loext:opacity="100%" style:font-name="Freesans" fo:font-size="15pt" fo:font-style="normal" style:text-underline-style="none" fo:font-weight="normal" officeooo:rsid="00359654" officeooo:paragraph-rsid="00519733" fo:background-color="transparent" style:font-size-asian="15pt" style:font-style-asian="normal" style:font-weight-asian="normal" style:font-size-complex="15pt" style:font-style-complex="normal" style:font-weight-complex="normal"/>
    </style:style>
    <style:style style:name="P57" style:family="paragraph" style:parent-style-name="Standard">
      <style:text-properties fo:color="#ffcc80" loext:opacity="100%" style:font-name="Freesans" fo:font-size="20pt" fo:font-style="normal" style:text-underline-style="none" fo:font-weight="bold" officeooo:rsid="007174a0" officeooo:paragraph-rsid="007174a0" fo:background-color="transparent" style:font-size-asian="20pt" style:font-style-asian="normal" style:font-weight-asian="bold" style:font-size-complex="20pt" style:font-style-complex="normal" style:font-weight-complex="bold"/>
    </style:style>
    <style:style style:name="P58" style:family="paragraph" style:parent-style-name="Standard">
      <style:text-properties fo:color="#ffcc80" loext:opacity="100%" style:font-name="Freesans" fo:font-size="20pt" fo:font-style="normal" style:text-underline-style="none" fo:font-weight="bold" officeooo:rsid="007174a0" officeooo:paragraph-rsid="0078d166" fo:background-color="transparent" style:font-size-asian="20pt" style:font-style-asian="normal" style:font-weight-asian="bold" style:font-size-complex="20pt" style:font-style-complex="normal" style:font-weight-complex="bold"/>
    </style:style>
    <style:style style:name="P59" style:family="paragraph" style:parent-style-name="Standard">
      <style:text-properties fo:color="#ffcc80" loext:opacity="100%" style:font-name="Freesans" fo:font-size="20pt" fo:font-style="normal" style:text-underline-style="none" fo:font-weight="bold" officeooo:rsid="0078d166" officeooo:paragraph-rsid="0078d166" fo:background-color="transparent" style:font-size-asian="20pt" style:font-style-asian="normal" style:font-weight-asian="bold" style:font-size-complex="20pt" style:font-style-complex="normal" style:font-weight-complex="bold"/>
    </style:style>
    <style:style style:name="P60" style:family="paragraph" style:parent-style-name="Standard">
      <style:text-properties fo:color="#ffcc80" loext:opacity="100%" style:font-name="Freesans" fo:font-size="20pt" fo:font-style="normal" style:text-underline-style="none" fo:font-weight="bold" officeooo:rsid="007a6847" officeooo:paragraph-rsid="007a6847" fo:background-color="transparent" style:font-size-asian="20pt" style:font-style-asian="normal" style:font-weight-asian="bold" style:font-size-complex="20pt" style:font-style-complex="normal" style:font-weight-complex="bold"/>
    </style:style>
    <style:style style:name="P61" style:family="paragraph" style:parent-style-name="Standard">
      <style:text-properties fo:color="#ffcc80" loext:opacity="100%" style:font-name="Freesans" fo:font-size="20pt" fo:font-style="normal" style:text-underline-style="none" fo:font-weight="bold" officeooo:rsid="00becbc7" officeooo:paragraph-rsid="00becbc7" fo:background-color="transparent" style:font-size-asian="20pt" style:font-style-asian="normal" style:font-weight-asian="bold" style:font-size-complex="20pt" style:font-style-complex="normal" style:font-weight-complex="bold"/>
    </style:style>
    <style:style style:name="P62" style:family="paragraph" style:parent-style-name="Standard">
      <style:text-properties fo:color="#ffcc80" loext:opacity="100%" style:font-name="Freesans" fo:font-size="20pt" fo:font-style="normal" style:text-underline-style="none" fo:font-weight="bold" officeooo:rsid="00bee62e" officeooo:paragraph-rsid="00bee62e" fo:background-color="transparent" style:font-size-asian="20pt" style:font-style-asian="normal" style:font-weight-asian="bold" style:font-size-complex="20pt" style:font-style-complex="normal" style:font-weight-complex="bold"/>
    </style:style>
    <style:style style:name="P63" style:family="paragraph" style:parent-style-name="Standard">
      <style:text-properties fo:color="#ffcc80" loext:opacity="100%" style:font-name="Freesans" fo:font-size="20pt" fo:font-style="normal" style:text-underline-style="none" fo:font-weight="bold" officeooo:rsid="00bee62e" officeooo:paragraph-rsid="00ce3caa" fo:background-color="transparent" style:font-size-asian="20pt" style:font-style-asian="normal" style:font-weight-asian="bold" style:font-size-complex="20pt" style:font-style-complex="normal" style:font-weight-complex="bold"/>
    </style:style>
    <style:style style:name="P64" style:family="paragraph" style:parent-style-name="Standard">
      <style:text-properties fo:color="#ffcc80" loext:opacity="100%" style:font-name="Freesans" fo:font-size="20pt" fo:font-style="normal" style:text-underline-style="none" fo:font-weight="bold" officeooo:rsid="00bf0088" officeooo:paragraph-rsid="00bf0088" fo:background-color="transparent" style:font-size-asian="20pt" style:font-style-asian="normal" style:font-weight-asian="bold" style:font-size-complex="20pt" style:font-style-complex="normal" style:font-weight-complex="bold"/>
    </style:style>
    <style:style style:name="P65" style:family="paragraph" style:parent-style-name="Standard">
      <style:text-properties fo:color="#ffcc80" loext:opacity="100%" style:font-name="Freesans" fo:font-size="20pt" fo:font-style="normal" style:text-underline-style="none" fo:font-weight="bold" officeooo:rsid="0088827d" officeooo:paragraph-rsid="0088827d" fo:background-color="transparent" style:font-size-asian="20pt" style:font-style-asian="normal" style:font-weight-asian="bold" style:font-size-complex="20pt" style:font-style-complex="normal" style:font-weight-complex="bold"/>
    </style:style>
    <style:style style:name="T1" style:family="text">
      <style:text-properties officeooo:rsid="003fa641"/>
    </style:style>
    <style:style style:name="T2" style:family="text">
      <style:text-properties officeooo:rsid="004b287b"/>
    </style:style>
    <style:style style:name="T3" style:family="text">
      <style:text-properties officeooo:rsid="004cb156"/>
    </style:style>
    <style:style style:name="T4" style:family="text">
      <style:text-properties style:text-position="super 58%" officeooo:rsid="004cb156"/>
    </style:style>
    <style:style style:name="T5" style:family="text">
      <style:text-properties officeooo:rsid="004e3d0f"/>
    </style:style>
    <style:style style:name="T6" style:family="text">
      <style:text-properties officeooo:rsid="00519733"/>
    </style:style>
    <style:style style:name="T7" style:family="text">
      <style:text-properties officeooo:rsid="00537edf"/>
    </style:style>
    <style:style style:name="T8" style:family="text">
      <style:text-properties officeooo:rsid="005518f3"/>
    </style:style>
    <style:style style:name="T9" style:family="text">
      <style:text-properties officeooo:rsid="00575e54"/>
    </style:style>
    <style:style style:name="T10" style:family="text">
      <style:text-properties officeooo:rsid="005866ae"/>
    </style:style>
    <style:style style:name="T11" style:family="text">
      <style:text-properties officeooo:rsid="00592be7"/>
    </style:style>
    <style:style style:name="T12" style:family="text">
      <style:text-properties officeooo:rsid="005adca3"/>
    </style:style>
    <style:style style:name="T13" style:family="text">
      <style:text-properties officeooo:rsid="005ff337"/>
    </style:style>
    <style:style style:name="T14" style:family="text">
      <style:text-properties officeooo:rsid="00609add"/>
    </style:style>
    <style:style style:name="T15" style:family="text">
      <style:text-properties officeooo:rsid="0060e7d7"/>
    </style:style>
    <style:style style:name="T16" style:family="text">
      <style:text-properties officeooo:rsid="0062b395"/>
    </style:style>
    <style:style style:name="T17" style:family="text">
      <style:text-properties officeooo:rsid="00646bc6"/>
    </style:style>
    <style:style style:name="T18" style:family="text">
      <style:text-properties officeooo:rsid="00674548"/>
    </style:style>
    <style:style style:name="T19" style:family="text">
      <style:text-properties officeooo:rsid="006e333e"/>
    </style:style>
    <style:style style:name="T20" style:family="text">
      <style:text-properties fo:font-weight="normal" style:font-weight-asian="normal" style:font-weight-complex="normal"/>
    </style:style>
    <style:style style:name="T21" style:family="text">
      <style:text-properties fo:font-weight="normal" officeooo:rsid="005c7101" style:font-weight-asian="normal" style:font-weight-complex="normal"/>
    </style:style>
    <style:style style:name="T22" style:family="text">
      <style:text-properties fo:font-weight="normal" officeooo:rsid="01030593" style:font-weight-asian="normal" style:font-weight-complex="normal"/>
    </style:style>
    <style:style style:name="T23" style:family="text">
      <style:text-properties officeooo:rsid="00785a87"/>
    </style:style>
    <style:style style:name="T24" style:family="text">
      <style:text-properties officeooo:rsid="0078d166"/>
    </style:style>
    <style:style style:name="T25" style:family="text">
      <style:text-properties officeooo:rsid="007b53a9"/>
    </style:style>
    <style:style style:name="T26" style:family="text">
      <style:text-properties officeooo:rsid="007d12cb"/>
    </style:style>
    <style:style style:name="T27" style:family="text">
      <style:text-properties officeooo:rsid="007daf8b"/>
    </style:style>
    <style:style style:name="T28" style:family="text">
      <style:text-properties officeooo:rsid="007e1e88"/>
    </style:style>
    <style:style style:name="T29" style:family="text">
      <style:text-properties officeooo:rsid="0088f27b"/>
    </style:style>
    <style:style style:name="T30" style:family="text">
      <style:text-properties officeooo:rsid="00896da3"/>
    </style:style>
    <style:style style:name="T31" style:family="text">
      <style:text-properties officeooo:rsid="0089ca83"/>
    </style:style>
    <style:style style:name="T32" style:family="text">
      <style:text-properties officeooo:rsid="008b90a0"/>
    </style:style>
    <style:style style:name="T33" style:family="text">
      <style:text-properties officeooo:rsid="008d1e81"/>
    </style:style>
    <style:style style:name="T34" style:family="text">
      <style:text-properties officeooo:rsid="008eb61b"/>
    </style:style>
    <style:style style:name="T35" style:family="text">
      <style:text-properties officeooo:rsid="008ff4e6"/>
    </style:style>
    <style:style style:name="T36" style:family="text">
      <style:text-properties officeooo:rsid="009598d0"/>
    </style:style>
    <style:style style:name="T37" style:family="text">
      <style:text-properties officeooo:rsid="00976a26"/>
    </style:style>
    <style:style style:name="T38" style:family="text">
      <style:text-properties officeooo:rsid="009bde37"/>
    </style:style>
    <style:style style:name="T39" style:family="text">
      <style:text-properties officeooo:rsid="009d01c8"/>
    </style:style>
    <style:style style:name="T40" style:family="text">
      <style:text-properties officeooo:rsid="009e53c5"/>
    </style:style>
    <style:style style:name="T41" style:family="text">
      <style:text-properties officeooo:rsid="009f015d"/>
    </style:style>
    <style:style style:name="T42" style:family="text">
      <style:text-properties officeooo:rsid="009f102b"/>
    </style:style>
    <style:style style:name="T43" style:family="text">
      <style:text-properties officeooo:rsid="009f9b14"/>
    </style:style>
    <style:style style:name="T44" style:family="text">
      <style:text-properties officeooo:rsid="00a09331"/>
    </style:style>
    <style:style style:name="T45" style:family="text">
      <style:text-properties officeooo:rsid="00a1ca0b"/>
    </style:style>
    <style:style style:name="T46" style:family="text">
      <style:text-properties officeooo:rsid="00a289ea"/>
    </style:style>
    <style:style style:name="T47" style:family="text">
      <style:text-properties officeooo:rsid="00a2cfda"/>
    </style:style>
    <style:style style:name="T48" style:family="text">
      <style:text-properties officeooo:rsid="00a6a870"/>
    </style:style>
    <style:style style:name="T49" style:family="text">
      <style:text-properties officeooo:rsid="00a7c11e"/>
    </style:style>
    <style:style style:name="T50" style:family="text">
      <style:text-properties officeooo:rsid="00a98d35"/>
    </style:style>
    <style:style style:name="T51" style:family="text">
      <style:text-properties officeooo:rsid="00ab0106"/>
    </style:style>
    <style:style style:name="T52" style:family="text">
      <style:text-properties officeooo:rsid="00acdfe9"/>
    </style:style>
    <style:style style:name="T53" style:family="text">
      <style:text-properties officeooo:rsid="00af0ffb"/>
    </style:style>
    <style:style style:name="T54" style:family="text">
      <style:text-properties officeooo:rsid="00b10eaa"/>
    </style:style>
    <style:style style:name="T55" style:family="text">
      <style:text-properties officeooo:rsid="00b2a0e7"/>
    </style:style>
    <style:style style:name="T56" style:family="text">
      <style:text-properties officeooo:rsid="00b34244"/>
    </style:style>
    <style:style style:name="T57" style:family="text">
      <style:text-properties officeooo:rsid="00b50e15"/>
    </style:style>
    <style:style style:name="T58" style:family="text">
      <style:text-properties officeooo:rsid="00b8a67f"/>
    </style:style>
    <style:style style:name="T59" style:family="text">
      <style:text-properties officeooo:rsid="00b90d74"/>
    </style:style>
    <style:style style:name="T60" style:family="text">
      <style:text-properties officeooo:rsid="00ba9ef7"/>
    </style:style>
    <style:style style:name="T61" style:family="text">
      <style:text-properties officeooo:rsid="00bd2b5a"/>
    </style:style>
    <style:style style:name="T62" style:family="text">
      <style:text-properties officeooo:rsid="00becbc7"/>
    </style:style>
    <style:style style:name="T63" style:family="text">
      <style:text-properties officeooo:rsid="00c0dbdd"/>
    </style:style>
    <style:style style:name="T64" style:family="text">
      <style:text-properties officeooo:rsid="00c34a7d"/>
    </style:style>
    <style:style style:name="T65" style:family="text">
      <style:text-properties officeooo:rsid="00c51694"/>
    </style:style>
    <style:style style:name="T66" style:family="text">
      <style:text-properties officeooo:rsid="00c9bbd6"/>
    </style:style>
    <style:style style:name="T67" style:family="text">
      <style:text-properties officeooo:rsid="00ca3663"/>
    </style:style>
    <style:style style:name="T68" style:family="text">
      <style:text-properties officeooo:rsid="00cc625c"/>
    </style:style>
    <style:style style:name="T69" style:family="text">
      <style:text-properties officeooo:rsid="00ce3caa"/>
    </style:style>
    <style:style style:name="T70" style:family="text">
      <style:text-properties officeooo:rsid="00cf819f"/>
    </style:style>
    <style:style style:name="T71" style:family="text">
      <style:text-properties officeooo:rsid="00d15b11"/>
    </style:style>
    <style:style style:name="T72" style:family="text">
      <style:text-properties officeooo:rsid="00d1fdda"/>
    </style:style>
    <style:style style:name="T73" style:family="text">
      <style:text-properties officeooo:rsid="00d8067d"/>
    </style:style>
    <style:style style:name="T74" style:family="text">
      <style:text-properties officeooo:rsid="00d9ffaf"/>
    </style:style>
    <style:style style:name="T75" style:family="text">
      <style:text-properties officeooo:rsid="00dbfea5"/>
    </style:style>
    <style:style style:name="T76" style:family="text">
      <style:text-properties officeooo:rsid="00dc8276"/>
    </style:style>
    <style:style style:name="T77" style:family="text">
      <style:text-properties officeooo:rsid="00e00dac"/>
    </style:style>
    <style:style style:name="T78" style:family="text">
      <style:text-properties officeooo:rsid="00e0adc4"/>
    </style:style>
    <style:style style:name="T79" style:family="text">
      <style:text-properties officeooo:rsid="00e25b7a"/>
    </style:style>
    <style:style style:name="T80" style:family="text">
      <style:text-properties officeooo:rsid="00e2d980"/>
    </style:style>
    <style:style style:name="T81" style:family="text">
      <style:text-properties officeooo:rsid="00e36b8d"/>
    </style:style>
    <style:style style:name="T82" style:family="text">
      <style:text-properties officeooo:rsid="00e5304f"/>
    </style:style>
    <style:style style:name="T83" style:family="text">
      <style:text-properties officeooo:rsid="00e6e4c7"/>
    </style:style>
    <style:style style:name="T84" style:family="text">
      <style:text-properties officeooo:rsid="00e76168"/>
    </style:style>
    <style:style style:name="T85" style:family="text">
      <style:text-properties officeooo:rsid="00e92b99"/>
    </style:style>
    <style:style style:name="T86" style:family="text">
      <style:text-properties officeooo:rsid="00eac520"/>
    </style:style>
    <style:style style:name="T87" style:family="text">
      <style:text-properties officeooo:rsid="00ec2c82"/>
    </style:style>
    <style:style style:name="T88" style:family="text">
      <style:text-properties officeooo:rsid="00ef7239"/>
    </style:style>
    <style:style style:name="T89" style:family="text">
      <style:text-properties officeooo:rsid="00efe909"/>
    </style:style>
    <style:style style:name="T90" style:family="text">
      <style:text-properties officeooo:rsid="00f2e031"/>
    </style:style>
    <style:style style:name="T91" style:family="text">
      <style:text-properties officeooo:rsid="00f4c144"/>
    </style:style>
    <style:style style:name="T92" style:family="text">
      <style:text-properties officeooo:rsid="00f66302"/>
    </style:style>
    <style:style style:name="T93" style:family="text">
      <style:text-properties officeooo:rsid="00f6cc36"/>
    </style:style>
    <style:style style:name="T94" style:family="text">
      <style:text-properties officeooo:rsid="00f83497"/>
    </style:style>
    <style:style style:name="T95" style:family="text">
      <style:text-properties officeooo:rsid="00f8ff94"/>
    </style:style>
    <style:style style:name="T96" style:family="text">
      <style:text-properties officeooo:rsid="00f91b4a"/>
    </style:style>
    <style:style style:name="T97" style:family="text">
      <style:text-properties officeooo:rsid="00f98578"/>
    </style:style>
    <style:style style:name="T98" style:family="text">
      <style:text-properties officeooo:rsid="00fae127"/>
    </style:style>
    <style:style style:name="T99" style:family="text">
      <style:text-properties officeooo:rsid="00fc4476"/>
    </style:style>
    <style:style style:name="T100" style:family="text">
      <style:text-properties officeooo:rsid="00fe3d36"/>
    </style:style>
    <style:style style:name="T101" style:family="text">
      <style:text-properties officeooo:rsid="010131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4"><text:span text:style-name="T20"><text:tab/><text:tab/></text:span>Pourquoi se diriger <text:span text:style-name="T20">vers des </text:span>techniques biologiques de stockage <text:span text:style-name="T20">de</text:span><text:span text:style-name="T22">s </text:span><text:span text:style-name="T20">données </text:span><text:span text:style-name="T22">numeriques</text:span><text:span text:style-name="T20"> ?</text:span></text:p>
      <text:p text:style-name="P55"/>
      <text:p text:style-name="P55"/>
      <text:p text:style-name="P55"/>
      <text:p text:style-name="P55"/>
      <text:p text:style-name="P57">Introduction</text:p>
      <text:p text:style-name="P6"><text:tab/></text:p>
      <text:p text:style-name="P1"><text:tab/><text:span text:style-name="T75">aujourdhui</text:span></text:p>
      <text:p text:style-name="P1"><text:tab/><text:span text:style-name="T36">more and more data</text:span></text:p>
      <text:p text:style-name="P6"/>
      <text:p text:style-name="P19">Je vais vous presenter mon expose de grand oral <text:span text:style-name="T38">sur la problematique</text:span> «Pourquoi se diriger vers des techniques biologiques de stockage de donnees ? »</text:p>
      <text:p text:style-name="P19"/>
      <text:p text:style-name="P6"><text:span text:style-name="T39">N</text:span><text:span text:style-name="T1">ous vivons dans une ere plus informatise que jamais ou</text:span> tout <text:span text:style-name="T1">peut sembler etre</text:span> <text:span text:style-name="T3">enregistre</text:span> <text:span text:style-name="T3">et connecte</text:span>. <text:span text:style-name="T39">Que se soit n</text:span><text:span text:style-name="T3">os photo</text:span><text:span text:style-name="T39">s, nos messages ou encore nos recherches internet nous produisons constament qu’on le veuille ou non des donnees</text:span><text:span text:style-name="T3">. Et ne nous sommes pas </text:span><text:span text:style-name="T6">les </text:span><text:span text:style-name="T3">seuls, </text:span><text:span text:style-name="T39">l</text:span><text:span text:style-name="T3">es </text:span><text:span text:style-name="T6">chercheurs</text:span><text:span text:style-name="T2">, </text:span><text:span text:style-name="T3">le monde du </text:span><text:span text:style-name="T2">medical </text:span><text:span text:style-name="T3">ou encore </text:span><text:span text:style-name="T6">l’industrie,</text:span><text:span text:style-name="T3"> tous stockent des donnes ce qui forme </text:span><text:span text:style-name="T2">u</text:span>n <text:span text:style-name="T3">veritable</text:span> océan d’informations <text:span text:style-name="T40">international</text:span><text:span text:style-name="T39">. </text:span></text:p>
      <text:p text:style-name="P6"/>
      <text:p text:style-name="P6"/>
      <text:p text:style-name="P6"/>
      <text:p text:style-name="P56"/>
      <text:p text:style-name="P57">Situation <text:span text:style-name="T29">a</text:span>ctuelle <text:span text:style-name="T23">des donnees</text:span></text:p>
      <text:p text:style-name="P6"/>
      <text:p text:style-name="P1"><text:tab/><text:span text:style-name="T36">augmentation </text:span><text:span text:style-name="T76">volume</text:span></text:p>
      <text:p text:style-name="P1"><text:tab/><text:span text:style-name="T36">data center</text:span></text:p>
      <text:p text:style-name="P1"><text:tab/><text:span text:style-name="T36">cold data</text:span></text:p>
      <text:p text:style-name="P6"/>
      <text:p text:style-name="P6"><text:span text:style-name="T6">Entre 2015 et 2022 le volume des donnes stoques dans le monde a ete multiplie par 16. Ces donnees sont majoritairement stockees dans ce que beaucoup appellent le Cloud ou plus precisement des data center, ces centres </text:span><text:span text:style-name="T41">de donnees </text:span><text:span text:style-name="T6">sont grossierement un groupe de disques durs connectes ensembles et accessiblent depuis internet. </text:span><text:span text:style-name="T11">Mais plus la quantite de donnees produites augmente plus la quantitee de « cold data » </text:span><text:span text:style-name="T42">c’est a dire</text:span><text:span text:style-name="T11"> les donnes laissees a l’abandon comme </text:span><text:span text:style-name="T42">par exemple </text:span><text:span text:style-name="T11">les archives, les mails non lus etc. augmente </text:span><text:span text:style-name="T43">et represente actuellement</text:span><text:span text:style-name="T11"> 60-70% de la place des data center</text:span><text:span text:style-name="T44">s</text:span><text:span text:style-name="T11">.</text:span></text:p>
      <text:p text:style-name="P6"/>
      <text:p text:style-name="P6"/>
      <text:p text:style-name="P6"/>
      <text:p text:style-name="P6"/>
      <text:p text:style-name="P57">Data Centers</text:p>
      <text:p text:style-name="P7"/>
      <text:p text:style-name="P3"><text:tab/><text:tab/><text:tab/><text:span text:style-name="T36">taille</text:span></text:p>
      <text:p text:style-name="P3"><text:tab/><text:tab/><text:tab/><text:span text:style-name="T36">consomation</text:span></text:p>
      <text:p text:style-name="P3"><text:tab/><text:tab/><text:tab/><text:span text:style-name="T36">persistence de la donnee</text:span></text:p>
      <text:p text:style-name="P8"/>
      <text:p text:style-name="P8"><text:span text:style-name="T45">Justement ces data centers c’est quoi concretement?</text:span><text:span text:style-name="T13"> E</text:span><text:span text:style-name="T45">t bien ce sont souvent des hangards qui </text:span><text:span text:style-name="T7">font en moyenne la taille d’un terain de foot </text:span><text:span text:style-name="T46">et sont constitues de disques durs mais aussi de generateurs, d’ordinateurs etc</text:span><text:span text:style-name="T3">. </text:span><text:span text:style-name="T46">Cela consome evidement beaucoup d’energie, s</text:span><text:span text:style-name="T3">i l’on rassembl</text:span><text:span text:style-name="T7">ais</text:span><text:span text:style-name="T3"> tout les centres de donnees en un seul pays celui si s</text:span><text:span text:style-name="T47">erait</text:span><text:span text:style-name="T7"> le</text:span><text:span text:style-name="T3"> 5</text:span><text:span text:style-name="T4">e</text:span><text:span text:style-name="T3"> pays consommateur d’electricite au monde, entre l’inde et le japon. </text:span><text:span text:style-name="T7">Malgres leur capacitee de stockage impressionante, ils font face a un probleme de persistance de la donnee, en effet les disques utilises dans ces data center utilisent des technologies sensibles a la degradation et ayant en moyenne une duree de vie de 5 </text:span><text:span text:style-name="T48">ans</text:span><text:span text:style-name="T7"> par disque. </text:span></text:p>
      <text:p text:style-name="P5"/>
      <text:p text:style-name="P5"/>
      <text:p text:style-name="P5"/>
      <text:p text:style-name="P5"/>
      <text:p text:style-name="P57">Transition sur l’ADN</text:p>
      <text:p text:style-name="P5"/>
      <text:p text:style-name="P2"><text:tab/><text:span text:style-name="T36">idee de l’ADN</text:span></text:p>
      <text:p text:style-name="P2"><text:tab/><text:span text:style-name="T36">molecule d’ADN</text:span></text:p>
      <text:p text:style-name="P5"/>
      <text:p text:style-name="P5"><text:span text:style-name="T5">Face a tant de problemes actuels et futur</text:span><text:span text:style-name="T18">s</text:span><text:span text:style-name="T5"> les scientifiques ont eu l’idee de s’interesser a une solution qui paraît a la fois evidente et etrange c’est a dire l’ADN. L</text:span><text:span text:style-name="T8">’acide desoxyribonucleique, </text:span><text:span text:style-name="T14">ou ADN, </text:span><text:span text:style-name="T8">est une </text:span><text:span text:style-name="T6">molecule </text:span><text:span text:style-name="T5">qui existait </text:span><text:span text:style-name="T7">déjà il y a 4 milliards d’annee</text:span><text:span text:style-name="T5"> </text:span><text:span text:style-name="T6">et sert déjà de methode de stockage </text:span><text:span text:style-name="T18">de donnees </text:span><text:span text:style-name="T6">aux etres vivants</text:span><text:span text:style-name="T5">. </text:span><text:span text:style-name="T8">Chaque cellule de notre corps contient notre ADN </text:span><text:span text:style-name="T14">qui nous permet de stocker notre information </text:span><text:span text:style-name="T49">genetique, en quelque sorte notre code source.</text:span></text:p>
      <text:p text:style-name="P12"/>
      <text:p text:style-name="P12"/>
      <text:p text:style-name="P12"/>
      <text:p text:style-name="P12"/>
      <text:p text:style-name="P58"><text:span text:style-name="T24">Explications de l’</text:span>ADN</text:p>
      <text:p text:style-name="P12"/>
      <text:p text:style-name="P4"><text:tab/><text:span text:style-name="T37">les 4 bases</text:span></text:p>
      <text:p text:style-name="P4"><text:tab/><text:span text:style-name="T37">lien avec ordinateurs binaires</text:span></text:p>
      <text:p text:style-name="P4"><text:tab/><text:span text:style-name="T37">algorithmes</text:span></text:p>
      <text:p text:style-name="P12"/>
      <text:p text:style-name="P12">L’ADN est composee de 4 bases nucleiques <text:span text:style-name="T15">ATCG; A pour Adenine, T pour Thymine, G pour Guanine et C pour Cytosine. Ces nucleotides</text:span> vont en paires c’est a dire A avec T et C avec G et c’est comme ca qu’est code l’informatio<text:span text:style-name="T50">n genetique</text:span>. Pour comparer avec l’informatique actuel qui est en base 2 c’est a dire binaire on <text:span text:style-name="T16">donc </text:span>est ici sur une base 4, <text:span text:style-name="T9">c’est particulierement pratique car a l’aide d’algorithmes</text:span><text:span text:style-name="T51">de convertion</text:span><text:span text:style-name="T17">,</text:span><text:span text:style-name="T9"> il est possible de </text:span><text:span text:style-name="T10">faire un</text:span><text:span text:style-name="T17">e</text:span><text:span text:style-name="T10"> correspondance entre</text:span><text:span text:style-name="T9"> nos donnees sous formes binaires </text:span><text:span text:style-name="T10">de 1 et de 0 </text:span><text:span text:style-name="T9">sous la forme des bases nucleiques </text:span><text:span text:style-name="T10">A</text:span><text:span text:style-name="T52">TCG</text:span><text:span text:style-name="T9">. </text:span><text:span text:style-name="T10">Pour faire cela des algorithmes sont en cours de developement mais en prenant le plus simple on peut par exemple faire correspondre A avec 00, T avec 11, C avec 01 et G avec 10.</text:span></text:p>
      <text:p text:style-name="P11"/>
      <text:p text:style-name="P11"/>
      <text:p text:style-name="P11"/>
      <text:p text:style-name="P11"/>
      <text:p text:style-name="P11"/>
      <text:p text:style-name="P59">Fonctionement du stockage par ADN</text:p>
      <text:p text:style-name="P44"/>
      <text:p text:style-name="P51"><text:tab/><text:span text:style-name="T77">2 grandes etapes</text:span></text:p>
      <text:p text:style-name="P51"/>
      <text:p text:style-name="P29"><text:span text:style-name="T53">Une fois les donnees sous forme nucleique cela reste theorique alors </text:span>comment fonctionne concretement le stockage par ADN? E<text:span text:style-name="T54">t bien t</text:span>out se deroule comme pour un disque dur en 2 grandes etapes c’est a dire l’ecriture puis la lecture. </text:p>
      <text:p text:style-name="P30"><text:span text:style-name="T25">Tout d’abord pour ecrire l’information il faut la </text:span><text:span text:style-name="T55">traduire</text:span><text:span text:style-name="T25">, puis faire la synthese de l’ADN avant enfin de la stocker. </text:span></text:p>
      <text:p text:style-name="P30"><text:span text:style-name="T56">P</text:span><text:span text:style-name="T25">our la lecture il faut déjà selectioner les molecules d’ADN souhaitant etre lues avant de les sequencer puis de les </text:span><text:span text:style-name="T57">retraduire</text:span><text:span text:style-name="T25"> afin de pouvoir les afficher.</text:span></text:p>
      <text:p text:style-name="P14"/>
      <text:p text:style-name="P14"/>
      <text:p text:style-name="P14"/>
      <text:p text:style-name="P14"/>
      <text:p text:style-name="P14"/>
      <text:p text:style-name="P60">E<text:span text:style-name="T62">ncodage</text:span></text:p>
      <text:p text:style-name="P44"/>
      <text:p text:style-name="P51"><text:tab/><text:span text:style-name="T78">encodage forme nucleique</text:span></text:p>
      <text:p text:style-name="P51"><text:tab/><text:span text:style-name="T79">proprietees biochimiques ADN</text:span></text:p>
      <text:p text:style-name="P51"><text:tab/><text:tab/><text:span text:style-name="T80">suites identiques</text:span></text:p>
      <text:p text:style-name="P51"><text:tab/><text:tab/><text:span text:style-name="T80">motifs repetes</text:span></text:p>
      <text:p text:style-name="P51"/>
      <text:p text:style-name="P15"><text:span text:style-name="T26">L</text:span>a premiere etape de l’ecriture <text:span text:style-name="T26">est donc celle de l’</text:span><text:span text:style-name="T19">encodage</text:span> de l’information. <text:span text:style-name="T26">L</text:span><text:span text:style-name="T12">es ordinateurs modernes fonctionne sur une base binaire </text:span><text:span text:style-name="T26">de 1 et de 0 </text:span><text:span text:style-name="T12">et stockent donc leurs information de cette meme facon. Pour stocker un fichier sous forme nucleique, il faut donc le traduire de la forme binaire a la forme nucleique. </text:span><text:span text:style-name="T58">Cela peut paraître simple mais il ne faut pas se fier aux apparences, a</text:span><text:span text:style-name="T12">u dela de la traduction ces algorithmes </text:span><text:span text:style-name="T27">d’encodage</text:span><text:span text:style-name="T12"> doivent egalement prendre en comptes les proprietees bio-chimiques de la molecule d’ADN afin d’encoder l’ADN de facon a eviter les erreurs </text:span><text:span text:style-name="T28">lors de la lecture</text:span><text:span text:style-name="T12">. </text:span></text:p>
      <text:p text:style-name="P15"/>
      <text:p text:style-name="P15"><text:span text:style-name="T19">C’est a dire </text:span><text:span text:style-name="T59">eviter par exemple </text:span><text:span text:style-name="T30">l</text:span><text:span text:style-name="T19">es suites de nucleotides identiques, </text:span><text:span text:style-name="T60">(</text:span><text:span text:style-name="T19">on interdit des suites de plus de 3 ou 4 nucleotides identiques</text:span><text:span text:style-name="T60">)</text:span><text:span text:style-name="T19">. </text:span><text:span text:style-name="T60">Et les</text:span><text:span text:style-name="T19"> motifs répétés dans les séquences. </text:span></text:p>
      <text:p text:style-name="P15"/>
      <text:p text:style-name="P15">Ainsi, pour prendre en compte les erreurs introduites pendant le processus d’écriture et de lecture <text:span text:style-name="T61">il faut</text:span> mettre au point des mécanismes d’encodage qui supportent les contraintes des molécules d’ADN synthétisées. C’est un sujet difficile, mais qui intéresse un nombre croissant de chercheurs et chercheuses.</text:p>
      <text:p text:style-name="P32"/>
      <text:p text:style-name="P61">Synthese</text:p>
      <text:p text:style-name="P44"/>
      <text:p text:style-name="P51"><text:tab/><text:span text:style-name="T81">synthetiser chaine nucl par nucl</text:span></text:p>
      <text:p text:style-name="P51"><text:tab/><text:span text:style-name="T82">lenteur/</text:span><text:span text:style-name="T83">cout</text:span></text:p>
      <text:p text:style-name="P51"/>
      <text:p text:style-name="P21">Vient ensuite la synthèse de l’ADN, c’est un processus purement chimique. Cette synthese consiste à <text:span text:style-name="T30">créer petit a petit </text:span>une chaîne nucléotidique étape par étape via <text:span text:style-name="T30">l’ajout sucessif</text:span> <text:span text:style-name="T30">de nucleotides</text:span>. <text:s/></text:p>
      <text:p text:style-name="P21"/>
      <text:p text:style-name="P21"><text:span text:style-name="T63">L</text:span>’étape de synthèse <text:span text:style-name="T30">est aujourd’hui le plus grand obstacle au</text:span> stockage sur ADN. <text:span text:style-name="T30">L</text:span>’ajout d’une base est une opération très lente, entre 100 et 200 secondes, ce qui se traduit par une vitesse d’écriture des données de l’ordre du kilooctet/jour ! Ensuite, les synthétiseurs ne sont capables de produire que de petits brins d’ADN.</text:p>
      <text:p text:style-name="P21"/>
      <text:p text:style-name="P22">La synthèse d’ADN reste le maillon faible <text:span text:style-name="T31">m</text:span>ais <text:span text:style-name="T31">il faut tout de meme </text:span>mettre en parallèle l’évolution excessivement rapide des technologies <text:span text:style-name="T101">lie a la synthetisation et au sequencage de l’ADN.</text:span></text:p>
      <text:p text:style-name="P27"/>
      <text:p text:style-name="P27"/>
      <text:p text:style-name="P61">Stockage</text:p>
      <text:p text:style-name="P44"/>
      <text:p text:style-name="P51"><text:tab/><text:span text:style-name="T84">conditions</text:span></text:p>
      <text:p text:style-name="P51"><text:tab/><text:span text:style-name="T84">protection physique</text:span></text:p>
      <text:p text:style-name="P51"/>
      <text:p text:style-name="P38">Enfin la derniere etape du processus d’ecriture est donc celle du stockage, le stockage a pour but de conserver les molécules d’ADN dans les meilleures conditions possibles. Cette opération doit tenir compte des spécificités de l’ADN qui, par exemple, se dégrade dès qu’il entre en contact avec des petites molécules organiques, des enzymes, des micro-organismes, de l’oxygène, de l’ozone, etc. </text:p>
      <text:p text:style-name="P38"/>
      <text:p text:style-name="P38">L’ADN doit donc être protégé de tous ces agents perturbateurs pour être conservé des <text:span text:style-name="T65">dizaines de </text:span>milliers d’années. Cette protection peut être réalisée physiquement <text:span text:style-name="T66">dans des</text:span> capsules de quelques millimètres, dont l’extérieur est en acier inoxydable et l’intérieur en verre. Leur durée de conservation est estimée à 50 000 ans.</text:p>
      <text:p text:style-name="P20"/>
      <text:p text:style-name="P42"/>
      <text:p text:style-name="P42"/>
      <text:p text:style-name="P42"/>
      <text:p text:style-name="P42"/>
      <text:p text:style-name="P62">Se<text:span text:style-name="T68">lection</text:span></text:p>
      <text:p text:style-name="P44"/>
      <text:p text:style-name="P51"><text:tab/><text:span text:style-name="T85">transition</text:span></text:p>
      <text:p text:style-name="P51"><text:tab/><text:span text:style-name="T86">indexation</text:span></text:p>
      <text:p text:style-name="P51"><text:tab/><text:span text:style-name="T86">amorces</text:span></text:p>
      <text:p text:style-name="P51"><text:tab/></text:p>
      <text:p text:style-name="P51"/>
      <text:p text:style-name="P35"><text:span text:style-name="T67">Une fois les donnee ecrite nous allons un jour souhaiter les lire, poure cela le processus se deroule </text:span><text:span text:style-name="T70">egallement </text:span><text:span text:style-name="T67">en </text:span><text:span text:style-name="T70">3</text:span><text:span text:style-name="T67"> grandes etapes. </text:span></text:p>
      <text:p text:style-name="P35"/>
      <text:p text:style-name="P35"><text:span text:style-name="T32">Compte tenu de sa forte capacite de stockage il semble logique de stocker plusieurs documents</text:span> au sein d’un même conteneur. Contrairement à un disque dur, les brins d’ADN d’un même document ne sont <text:span text:style-name="T32">pas</text:span> regroupés <text:s/>géographiquement au même endroit, <text:span text:style-name="T32">i</text:span>ls sont dispersés dans le conteneur. Pour les extraire, il faut donc un mécanisme d’indexation qui puisse les sélectionner de manière unique. </text:p>
      <text:p text:style-name="P35"/>
      <text:p text:style-name="P36">Une stratégie simple <text:span text:style-name="T71">consiste a </text:span><text:span text:style-name="T72">ajouter</text:span> des « amorces » <text:span text:style-name="T72">c’est a dire des </text:span>portions d’ADN <text:span text:style-name="T72">au debut et a la fin d’une donnee</text:span>. Si toutes les séquences d’un même document sont encadrées par les mêmes paires d’amorces et qu’on applique une PCR, alors on dupliquera uniquement les séquences relatives au document recherché.</text:p>
      <text:p text:style-name="P36"/>
      <text:p text:style-name="P36"/>
      <text:p text:style-name="P63">Se<text:span text:style-name="T69">quencage</text:span></text:p>
      <text:p text:style-name="P44"/>
      <text:p text:style-name="P51"><text:tab/><text:span text:style-name="T88">sequenceurs moderns</text:span></text:p>
      <text:p text:style-name="P51"><text:tab/><text:span text:style-name="T89">erreurs/duplication</text:span></text:p>
      <text:p text:style-name="P9"/>
      <text:p text:style-name="P37"><text:span text:style-name="T32">Mais une fois les brins localises il faut pouvoir les decripter, dans le monde de l’ADN c’est grace aux</text:span> séquenceurs <text:span text:style-name="T32">que l’on realise cette operation</text:span>. <text:span text:style-name="T32">Avec les sequenceurs les plus recents l</text:span>e débit est important grâce à une miniaturisation poussée et une parallélisation massive <text:span text:style-name="T32">et le taux d’erreur est souvent inferieur</text:span> 0.5 %. </text:p>
      <text:p text:style-name="P37"/>
      <text:p text:style-name="P9"/>
      <text:p text:style-name="P64">Traduction</text:p>
      <text:p text:style-name="P44"/>
      <text:p text:style-name="P51"><text:tab/><text:span text:style-name="T87">traitements</text:span></text:p>
      <text:p text:style-name="P51"><text:tab/><text:span text:style-name="T87">correction des erreurs par algorithmes</text:span></text:p>
      <text:p text:style-name="P52"><text:tab/>traduction en donnee originelles</text:p>
      <text:p text:style-name="P51"/>
      <text:p text:style-name="P9"><text:span text:style-name="T33">Une fois ces </text:span>ensemble<text:span text:style-name="T33">s</text:span> de fragments avec une forte redondance <text:span text:style-name="T33">recuperes. Ils subissent d’abord des traitements inspirés de la bio-informatique pour reconstituer au mieux les textes des séquences. Après ce traitement, les séquences comportent encore quelques erreurs qui sont normalement corrigées par les codes correcteurs d’erreurs. </text:span>Une correction optimisée résulte d’un compromis entre la puissance des codes mis en jeu et l’effort de séquençage. Plus la couverture de séquençage sera importante, meilleure sera la reconstitution des séquences et plus faible sera le taux d’erreur.</text:p>
      <text:p text:style-name="P49"/>
      <text:p text:style-name="P13"/>
      <text:p text:style-name="P13"/>
      <text:p text:style-name="P13"/>
      <text:p text:style-name="P13"/>
      <text:p text:style-name="P65">Avantages</text:p>
      <text:p text:style-name="P44"/>
      <text:p text:style-name="P51"><text:tab/><text:span text:style-name="T90">transition pourquoi</text:span></text:p>
      <text:p text:style-name="P51"><text:tab/><text:span text:style-name="T91">densitee inouie</text:span></text:p>
      <text:p text:style-name="P51"><text:tab/><text:span text:style-name="T92">resistance temps</text:span></text:p>
      <text:p text:style-name="P51"><text:tab/><text:span text:style-name="T93">pas d’energie</text:span></text:p>
      <text:p text:style-name="P51"><text:tab/><text:span text:style-name="T94">evolution technologique</text:span></text:p>
      <text:p text:style-name="P51"/>
      <text:p text:style-name="P50">Maintenant que nous avons compris le fonctionement de ce processus de stockage sur ADN, il semble evident que celui-ci est loin d’etre parfait et qu’il possede malgres sa progression tres rapides dans les dernieres annees, de nombreux defauts. Pourtant, de tres nombreux scientifiques et entreprises s’y interessent tres serieusement et pour des raisons simples.</text:p>
      <text:p text:style-name="P13"/>
      <text:p text:style-name="P13"><text:span text:style-name="T34">Les etudes de l’ADN on montres qu’o</text:span>utre ca taille minuscule, <text:span text:style-name="T34">cette molecule </text:span>a <text:span text:style-name="T34">en realitee </text:span>une capacitee de stockage absolument incroyable. <text:span text:style-name="T34">P</text:span>ar exemple avec toute l’ADN d’un corp humain on pourrait stocker autant d’information que 150 000 data center, <text:span text:style-name="T34">cela paraît déjà incroyable mais c’est egalement fait</text:span> en consomant 820 000 fois moins d’energie. <text:span text:style-name="T34">P</text:span>our faire une comparaison plus raisonable; on pe<text:span text:style-name="T34">ut</text:span> stocker l’equivalent d’un data center, c’est a dire un enorme hangard de la taille d’une terrain de foot, dans 5 grammes d’ADN <text:span text:style-name="T34">et le conserver bien au-delà des 3 ans habituels pour ces geants de la data.</text:span></text:p>
      <text:p text:style-name="P13"/>
      <text:p text:style-name="P13"><text:span text:style-name="T35">En effet, l</text:span>es capacitees de l’ADN ne s’arretent pas <text:span text:style-name="T35">a sa densite revolutionaire</text:span>, <text:span text:style-name="T35">la majorite des disques durs actuels ont une duree de vie de 3 a 10ans</text:span> ce qui peut sembler etre peu et ne represente clairement pas une methode de stockage sur le long terme. <text:span text:style-name="T35">L’ADN elle resiste tres bien au passage du temps meme dans des conditions naturelles.</text:span> Recement, le plus vieux genome complet du monde a pu etre recupere et sequence a partir de l’os d’un cheval vieux de 700 000ans, c’est a dire que l’ADN stocke dans la nature se rapproche d’une duree de vie d’un million d’annee, encore une fois ecrasant de tres loins les techniques actuelles de stockage informatique des donnees. </text:p>
      <text:p text:style-name="P13"/>
      <text:p text:style-name="P23">De plus, l’ADN se conserve sans apport d’energie si l’on ne compte pas le contrôle de la temperature celle-ci peut etre conserves des milliers d’annees sans produire ou consomer de l’energie. Face aux data center toujours plus gourmants en electricitee, cette proprietee de l’ADN vient nous faire repenser </text:p>
      <text:p text:style-name="P13"/>
      <text:p text:style-name="P24">Et enfin s’il y a bien une chose qu’aucune methode de stockage n’a su proposer c’est sa resistance a l’evolution technologique. De nos jours il est de plus en plus difficile de lire un CD, une technologie pourtant relativement recente. Ce phenomene d’evolution des supports et donc de la difficultees a en lire certain est un chemin que ne prendra jamais l’ADN. Celle-ci est indispensable a la science et a un grand nombre de recherches et nous devrons donc toujours nous y interesser meme alors que toutes les technologies que nous connaissons auront ete remplacees, l’ADN sera toujours analyse et etudiee dans les laboratoires.</text:p>
      <text:p text:style-name="P13"/>
      <text:p text:style-name="P13"/>
      <text:p text:style-name="P13"/>
      <text:p text:style-name="P13"/>
      <text:p text:style-name="P65">Critique</text:p>
      <text:p text:style-name="P44"/>
      <text:p text:style-name="P51"><text:tab/><text:span text:style-name="T95">inutilisable </text:span><text:span text:style-name="T96">ajd</text:span></text:p>
      <text:p text:style-name="P51"><text:tab/><text:span text:style-name="T97">long couteux</text:span></text:p>
      <text:p text:style-name="P51"><text:tab/><text:span text:style-name="T98">chimique</text:span></text:p>
      <text:p text:style-name="P51"/>
      <text:p text:style-name="P28">Cependant, tout n’est pas positif et cette nouvelle technologie de stockage presente aussi des risques et des inconveniants <text:span text:style-name="T73">en commenceant par le fait qu’elle reste encore aujoudrhui inutilisable a grande echelle. Meme s’il est facilement possible de reelement stocker un document sur ADN cela reste tres long et couteux et absolument pas assez pratique pour etre considere par une entreprise ou un particulier. </text:span></text:p>
      <text:p text:style-name="P28"/>
      <text:p text:style-name="P39">De plus comme mentionne avant le processus de stockage par ADN est tres chimique et utilise de nombreuses solutions mauvaises pour l’environement, si l’ADN etait utilisee a grande echelle cela poserait probleme. Heureusement de nouvelles solutions sont déjà utilisees actuellement et commence a obtenir des resultats similaires en remplaceant les solutions chimiques par des enzymes. </text:p>
      <text:p text:style-name="P28"/>
      <text:p text:style-name="P40"/>
      <text:p text:style-name="P40"/>
      <text:p text:style-name="P13"/>
      <text:p text:style-name="P65">Conclusion</text:p>
      <text:p text:style-name="P44"/>
      <text:p text:style-name="P51"><text:tab/><text:span text:style-name="T99">just the beginning</text:span></text:p>
      <text:p text:style-name="P51"><text:tab/><text:span text:style-name="T100">solution consideree serieusement</text:span></text:p>
      <text:p text:style-name="P51"/>
      <text:p text:style-name="P13"><text:span text:style-name="T74">Finallement l</text:span>e stockage d’information sur ADN en est encore à ses prémices <text:span text:style-name="T74">il est normal que cette solution ne soit pas encore attrayante pour le grand public</text:span>. Pour l’instant, la phase critique est la phase de synthèse : elle est trop lente et beaucoup trop <text:span text:style-name="T74">couteuse</text:span>. Mais les années qui viennent pourraient changer la donne grâce à une miniaturisation poussée, un couplage fort avec l’industrie des semi-conducteurs et l’exploitation de nouvelles approches comme la synthèse enzymatique.</text:p>
      <text:p text:style-name="P13"/>
      <text:p text:style-name="P13">De grands acteurs du monde économique considèrent maintenant sérieusement ce moyen de stockage pour l’archivage de grands volumes de données. Ce qui apparaissait hier encore comme une stratégie de stockage hors de portée, voire du domaine de la science-fiction, devient réalité avec, certes, encore un long chemin à parcourir pour parvenir à une technologie viable et rentable <text:span text:style-name="T74">qui pourrait apporter beaucoups d’avantages mais aussi poser de nouvelles questions.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mme dit precement les ordinateurs modernes fonctionne sur une base binaire et stockent donc leurs information de cette meme facon. Pour stocker un fichier sous forme nucleique il faut donc le traduire de la forme binaire a la forme nucleique. Ce qui semblerais une operation facile est en fait un casse tete logique complexe qui n’est toujours pas perfectionne. Au dela de la traduction les programmateurs de ces algorithmes doivent egalement prendre en comptes les proprietees bio chimiques de la molecule d’ADN afin d’encoder l’ADN de facon a eviter les erreurs DEVELOPPER</text:p>
      <text:p text:style-name="P17"/>
      <text:p text:style-name="P18">Puis l’etape de la synthetisation arrive, il faut tout d’abord comprendre que l’ADN qui va etre utilisee n’est pas de l’ADN humaine ou meme naturelle, c’est une ADN synthetique produite en laboratoire. Cette methode est utilise car en realite on ne va pas changer les informations de l’ADN de stockage mais plutot créer un nouveau brin d’ADN qui suivra le code nucleique souhaite. On va ainsi synthetise les molecules d’ADN</text:p>
      <text:p text:style-name="P18"/>
      <text:p text:style-name="P18">Une fois l’ADN créer il faut maintenant la stocker, l’ADN est apres tout une molecule et en cas d’exposition a la lumiere, a l’humiditee, a l’oxigene ou a la chaleur qui pourrait la destabiliser, y créer des erreurs ou meme la fracturer completement. C’est pour cette raison que l’ADN synthetisee est dehydrater </text:p>
      <text:p text:style-name="P10"/>
      <text:p text:style-name="P10"/>
      <text:p text:style-name="P10">L'ensemble des données mondiales représente aujourd’hui 45 Zetta-octets1 <text:s/>(Zo), soit 45 milliards de milliards de kilo-octets, et passera d’ici trois ans à 175 Zo. Cette augmentation vertigineuse est liée à la transformation numérique de notre société et notamment à l’émergence de l'internet des objets, de l’informatique quantique, des voitures autonomes, de la transformation industrielle et du développement de l’intelligence artificielle. Depuis 2010, nous vivons à crédit, avec une demande de stockage bien supérieure à son offre.</text:p>
      <text:p text:style-name="P10"/>
      <text:p text:style-name="P10">Si les supports actuels voient leurs capacités de stockage progresser, elles n’augmentent pas aussi vite que la production de données. Ces supports classiques, comme les disques durs, les bandes magnétiques ou les Blu-Ray, restent également fragiles, volumineux et énergivores. Il faut, par exemple, les remplacer tous les cinq à sept ans dans les data centers dont la consommation électrique représente à elle seule 2% de la consommation mondiale et l’empreinte carbone dépasse celle de l'aviation civile. Stratégique pour l’économie, la pérennité et la sécurité de nos sociétés, le stockage des données nécessite donc une rupture technologique.</text:p>
      <text:p text:style-name="P10"/>
      <text:p text:style-name="P10"/>
      <text:p text:style-name="P25">Liens :</text:p>
      <text:p text:style-name="P25"><text:a xlink:type="simple" xlink:href="https://ici.radio-canada.ca/nouvelle/1857352/adn-documents-archives-copies" text:style-name="Internet_20_link" text:visited-style-name="Visited_20_Internet_20_Link">https://ici.radio-canada.ca/nouvelle/1857352/adn-documents-archives-copies</text:a></text:p>
      <text:p text:style-name="P25"/>
      <text:p text:style-name="P25"><text:a xlink:type="simple" xlink:href="https://theconversation.com/the-worlds-data-explained-how-much-were-producing-and-where-its-all-stored-159964" text:style-name="Internet_20_link" text:visited-style-name="Visited_20_Internet_20_Link">https://theconversation.com/the-worlds-data-explained-how-much-were-producing-and-where-its-all-stored-159964</text:a></text:p>
      <text:p text:style-name="P25"/>
      <text:p text:style-name="P25"><text:a xlink:type="simple" xlink:href="https://www.youtube.com/watch?v=spnCsGX38_w" text:style-name="Internet_20_link" text:visited-style-name="Visited_20_Internet_20_Link">https://www.youtube.com/watch?v=spnCsGX38_w</text:a></text:p>
      <text:p text:style-name="P25"/>
      <text:p text:style-name="P25"><text:a xlink:type="simple" xlink:href="https://www.youtube.com/watch?v=Ev0Z7d3f4UY" text:style-name="Internet_20_link" text:visited-style-name="Visited_20_Internet_20_Link">https://www.youtube.com/watch?v=Ev0Z7d3f4UY</text:a></text:p>
      <text:p text:style-name="P25"/>
      <text:p text:style-name="P25"><text:a xlink:type="simple" xlink:href="https://www.youtube.com/watch?v=3HqSfIZe5xo" text:style-name="Internet_20_link" text:visited-style-name="Visited_20_Internet_20_Link">https://www.youtube.com/watch?v=3HqSfIZe5xo</text:a></text:p>
      <text:p text:style-name="P25"/>
      <text:p text:style-name="P25"><text:a xlink:type="simple" xlink:href="https://www.youtube.com/watch?v=KMg2tQ511d4" text:style-name="Internet_20_link" text:visited-style-name="Visited_20_Internet_20_Link">https://www.youtube.com/watch?v=KMg2tQ511d4</text:a></text:p>
      <text:p text:style-name="P25"><text:a xlink:type="simple" xlink:href="https://www.youtube.com/watch?v=ZuB3yB7QWCk" text:style-name="Internet_20_link" text:visited-style-name="Visited_20_Internet_20_Link"/></text:p>
      <text:p text:style-name="P25"><text:a xlink:type="simple" xlink:href="https://www.youtube.com/watch?v=ZuB3yB7QWCk" text:style-name="Internet_20_link" text:visited-style-name="Visited_20_Internet_20_Link">https://www.youtube.com/watch?v=ZuB3yB7QWCk</text:a></text:p>
      <text:p text:style-name="P25"/>
      <text:p text:style-name="P25"><text:a xlink:type="simple" xlink:href="https://www.maddyness.com/2023/06/07/stockage-donnees-adn-biomemory/" text:style-name="Internet_20_link" text:visited-style-name="Visited_20_Internet_20_Link">https://www.maddyness.com/2023/06/07/stockage-donnees-adn-biomemory/</text:a></text:p>
      <text:p text:style-name="P25"/>
      <text:p text:style-name="P25"><text:a xlink:type="simple" xlink:href="https://bigmedia.bpifrance.fr/decryptages/ladn-le-futur-durable-du-stockage-de-donnees-numeriques" text:style-name="Internet_20_link" text:visited-style-name="Visited_20_Internet_20_Link">https://bigmedia.bpifrance.fr/decryptages/ladn-le-futur-durable-du-stockage-de-donnees-numeriques</text:a></text:p>
      <text:p text:style-name="P25"/>
      <text:p text:style-name="P25"><text:a xlink:type="simple" xlink:href="https://endirect.univ-fcomte.fr/publication/ladn-de-synthese-solution-pour-le-stockage-des-donnees/" text:style-name="Internet_20_link" text:visited-style-name="Visited_20_Internet_20_Link">https://endirect.univ-fcomte.fr/publication/ladn-de-synthese-solution-pour-le-stockage-des-donnees/</text:a></text:p>
      <text:p text:style-name="P25"/>
      <text:p text:style-name="P25"><text:a xlink:type="simple" xlink:href="https://www.maddyness.com/2023/06/07/stockage-donnees-adn-biomemory/" text:style-name="Internet_20_link" text:visited-style-name="Visited_20_Internet_20_Link">https://www.maddyness.com/2023/06/07/stockage-donnees-adn-biomemory/</text:a></text:p>
      <text:p text:style-name="P25"/>
      <text:p text:style-name="P25"><text:a xlink:type="simple" xlink:href="https://www.cnrs.fr/fr/actualite/stockage-de-donnees-du-data-center-la-capsule-adn" text:style-name="Internet_20_link" text:visited-style-name="Visited_20_Internet_20_Link">https://www.cnrs.fr/fr/actualite/stockage-de-donnees-du-data-center-la-capsule-adn</text:a></text:p>
      <text:p text:style-name="P25"/>
      <text:p text:style-name="P25"><text:a xlink:type="simple" xlink:href="https://interstices.info/stocker-les-donnees-la-piste-prometteuse-de-ladn/" text:style-name="Internet_20_link" text:visited-style-name="Visited_20_Internet_20_Link">https://interstices.info/stocker-les-donnees-la-piste-prometteuse-de-ladn/</text:a></text:p>
      <text:p text:style-name="P25"/>
      <text:p text:style-name="P25"><text:a xlink:type="simple" xlink:href="https://www.nature.com/articles/s41467-021-21587-5" text:style-name="Internet_20_link" text:visited-style-name="Visited_20_Internet_20_Link">https://www.nature.com/articles/s41467-021-21587-5</text:a></text:p>
      <text:p text:style-name="P25"/>
      <text:p text:style-name="P25"/>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Freesans"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1" svg:font-family="'Noto Sans'" style:font-family-generic="system" style:font-pitch="variable"/>
    <style:font-face style:name="Noto Serif CJK SC" svg:font-family="'Noto Serif CJK SC'" style:font-family-generic="roman" style:font-pitch="variable"/>
    <style:font-face style:name="Tahoma" svg:font-family="Tahoma"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1"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1"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1" style:font-family-asian="'Liberation Sans'" style:font-family-generic-asian="swiss" style:font-pitch-asian="variable" style:font-size-asian="14pt" style:font-weight-asian="bold" style:font-name-complex="Liberation Sans1"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1" style:font-family-asian="'Liberation Sans'" style:font-family-generic-asian="swiss" style:font-pitch-asian="variable" style:font-name-complex="Liberation Sans1"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0783in" fo:margin-bottom="0in"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1181in" fo:margin-bottom="0in"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0783in" fo:margin-bottom="0in"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A4" style:display-name="Title A4" style:family="paragraph" style:parent-style-name="A4">
      <style:text-properties style:font-name="Noto Sans" fo:font-family="'Noto Sans'" style:font-family-generic="swiss" style:font-pitch="variable" fo:font-size="43.5pt" style:font-size-asian="43.5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Title_20_A0" style:display-name="Title A0" style:family="paragraph" style:parent-style-name="A0">
      <style:text-properties style:font-name="Noto Sans" fo:font-family="'Noto Sans'" style:font-family-generic="swiss" style:font-pitch="variable" fo:font-size="95.5pt" style:font-size-asian="95.5pt"/>
    </style:style>
    <style:style style:name="Heading_20_A0" style:display-name="Heading A0" style:family="paragraph" style:parent-style-name="A0">
      <style:text-properties style:font-name="Noto Sans" fo:font-family="'Noto Sans'" style:font-family-generic="swiss" style:font-pitch="variable" fo:font-size="71.5pt" style:font-size-asian="71.5pt"/>
    </style:style>
    <style:style style:name="Text_20_A0" style:display-name="Text A0" style:family="paragraph" style:parent-style-name="A0">
      <style:text-properties style:font-name="Noto Sans" fo:font-family="'Noto Sans'" style:font-family-generic="swiss"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roman"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g-none"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gray"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dark-gray"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lack"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black-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gray-with-border"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white"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white-with-border"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lue-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blue-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blue-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lue-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orange-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orange-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orange-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orange-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teal-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teal-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teal-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teal-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magenta-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magenta-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magenta-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magenta-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1" style:display-name="Image panoramique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Gliederung_20_2" style:display-name="Image panoramique avec légende~LT~Gliederung 2" style:family="paragraph" style:parent-style-name="Image_20_panoramique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3" style:display-name="Image panoramique avec légende~LT~Gliederung 3" style:family="paragraph" style:parent-style-name="Image_20_panoramique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panoramique_20_avec_20_légende_7e_LT_7e_Gliederung_20_4" style:display-name="Image panoramique avec légende~LT~Gliederung 4" style:family="paragraph" style:parent-style-name="Image_20_panoramique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panoramique_20_avec_20_légende_7e_LT_7e_Gliederung_20_5" style:display-name="Image panoramique avec légende~LT~Gliederung 5" style:family="paragraph" style:parent-style-name="Image_20_panoramique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6" style:display-name="Image panoramique avec légende~LT~Gliederung 6" style:family="paragraph" style:parent-style-name="Image_20_panoramique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7" style:display-name="Image panoramique avec légende~LT~Gliederung 7" style:family="paragraph" style:parent-style-name="Image_20_panoramique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8" style:display-name="Image panoramique avec légende~LT~Gliederung 8" style:family="paragraph" style:parent-style-name="Image_20_panoramique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9" style:display-name="Image panoramique avec légende~LT~Gliederung 9" style:family="paragraph" style:parent-style-name="Image_20_panoramique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Titel" style:display-name="Image panoramique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Untertitel" style:display-name="Image panoramique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Notizen" style:display-name="Image panoramique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Hintergrundobjekte" style:display-name="Image panoramique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Image_20_panoramique_20_avec_20_légende_7e_LT_7e_Hintergrund" style:display-name="Image panoramique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légende_7e_LT_7e_Gliederung_20_1" style:display-name="Titre et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Gliederung_20_2" style:display-name="Titre et légende~LT~Gliederung 2" style:family="paragraph" style:parent-style-name="Titre_20_et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3" style:display-name="Titre et légende~LT~Gliederung 3" style:family="paragraph" style:parent-style-name="Titre_20_et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légende_7e_LT_7e_Gliederung_20_4" style:display-name="Titre et légende~LT~Gliederung 4" style:family="paragraph" style:parent-style-name="Titre_20_et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légende_7e_LT_7e_Gliederung_20_5" style:display-name="Titre et légende~LT~Gliederung 5" style:family="paragraph" style:parent-style-name="Titre_20_et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6" style:display-name="Titre et légende~LT~Gliederung 6" style:family="paragraph" style:parent-style-name="Titre_20_et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7" style:display-name="Titre et légende~LT~Gliederung 7" style:family="paragraph" style:parent-style-name="Titre_20_et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8" style:display-name="Titre et légende~LT~Gliederung 8" style:family="paragraph" style:parent-style-name="Titre_20_et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9" style:display-name="Titre et légende~LT~Gliederung 9" style:family="paragraph" style:parent-style-name="Titre_20_et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Titel" style:display-name="Titre et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Untertitel" style:display-name="Titre et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Notizen" style:display-name="Titre et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Hintergrundobjekte" style:display-name="Titre et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légende_7e_LT_7e_Hintergrund" style:display-name="Titre et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itation_20_avec_20_légende_7e_LT_7e_Gliederung_20_1" style:display-name="Citation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Gliederung_20_2" style:display-name="Citation avec légende~LT~Gliederung 2" style:family="paragraph" style:parent-style-name="Citation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3" style:display-name="Citation avec légende~LT~Gliederung 3" style:family="paragraph" style:parent-style-name="Citation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itation_20_avec_20_légende_7e_LT_7e_Gliederung_20_4" style:display-name="Citation avec légende~LT~Gliederung 4" style:family="paragraph" style:parent-style-name="Citation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itation_20_avec_20_légende_7e_LT_7e_Gliederung_20_5" style:display-name="Citation avec légende~LT~Gliederung 5" style:family="paragraph" style:parent-style-name="Citation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6" style:display-name="Citation avec légende~LT~Gliederung 6" style:family="paragraph" style:parent-style-name="Citation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7" style:display-name="Citation avec légende~LT~Gliederung 7" style:family="paragraph" style:parent-style-name="Citation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8" style:display-name="Citation avec légende~LT~Gliederung 8" style:family="paragraph" style:parent-style-name="Citation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9" style:display-name="Citation avec légende~LT~Gliederung 9" style:family="paragraph" style:parent-style-name="Citation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Titel" style:display-name="Citation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Untertitel" style:display-name="Citation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Notizen" style:display-name="Citation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Hintergrundobjekte" style:display-name="Citation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itation_20_avec_20_légende_7e_LT_7e_Hintergrund" style:display-name="Citation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arte_20_nom_7e_LT_7e_Gliederung_20_1" style:display-name="Carte nom~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Gliederung_20_2" style:display-name="Carte nom~LT~Gliederung 2" style:family="paragraph" style:parent-style-name="Carte_20_nom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3" style:display-name="Carte nom~LT~Gliederung 3" style:family="paragraph" style:parent-style-name="Carte_20_nom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arte_20_nom_7e_LT_7e_Gliederung_20_4" style:display-name="Carte nom~LT~Gliederung 4" style:family="paragraph" style:parent-style-name="Carte_20_nom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arte_20_nom_7e_LT_7e_Gliederung_20_5" style:display-name="Carte nom~LT~Gliederung 5" style:family="paragraph" style:parent-style-name="Carte_20_nom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6" style:display-name="Carte nom~LT~Gliederung 6" style:family="paragraph" style:parent-style-name="Carte_20_nom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7" style:display-name="Carte nom~LT~Gliederung 7" style:family="paragraph" style:parent-style-name="Carte_20_nom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8" style:display-name="Carte nom~LT~Gliederung 8" style:family="paragraph" style:parent-style-name="Carte_20_nom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9" style:display-name="Carte nom~LT~Gliederung 9" style:family="paragraph" style:parent-style-name="Carte_20_nom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Titel" style:display-name="Carte nom~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Untertitel" style:display-name="Carte nom~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Notizen" style:display-name="Carte nom~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Hintergrundobjekte" style:display-name="Carte nom~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arte_20_nom_7e_LT_7e_Hintergrund" style:display-name="Carte nom~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7e_LT_7e_Gliederung_20_1" style:display-name="3 colonnes~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Gliederung_20_2" style:display-name="3 colonnes~LT~Gliederung 2" style:family="paragraph" style:parent-style-name="_33__a0_colonnes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3" style:display-name="3 colonnes~LT~Gliederung 3" style:family="paragraph" style:parent-style-name="_33__a0_colonnes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7e_LT_7e_Gliederung_20_4" style:display-name="3 colonnes~LT~Gliederung 4" style:family="paragraph" style:parent-style-name="_33__a0_colonnes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7e_LT_7e_Gliederung_20_5" style:display-name="3 colonnes~LT~Gliederung 5" style:family="paragraph" style:parent-style-name="_33__a0_colonnes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6" style:display-name="3 colonnes~LT~Gliederung 6" style:family="paragraph" style:parent-style-name="_33__a0_colonnes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7" style:display-name="3 colonnes~LT~Gliederung 7" style:family="paragraph" style:parent-style-name="_33__a0_colonnes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8" style:display-name="3 colonnes~LT~Gliederung 8" style:family="paragraph" style:parent-style-name="_33__a0_colonnes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9" style:display-name="3 colonnes~LT~Gliederung 9" style:family="paragraph" style:parent-style-name="_33__a0_colonnes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Titel" style:display-name="3 colonnes~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Untertitel" style:display-name="3 colonnes~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Notizen" style:display-name="3 colonnes~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Hintergrundobjekte" style:display-name="3 colonne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7e_LT_7e_Hintergrund" style:display-name="3 colonne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20_d_2019_image_7e_LT_7e_Gliederung_20_1" style:display-name="3 colonnes d’imag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Gliederung_20_2" style:display-name="3 colonnes d’image~LT~Gliederung 2" style:family="paragraph" style:parent-style-name="_33__a0_colonnes_20_d_2019_imag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3" style:display-name="3 colonnes d’image~LT~Gliederung 3" style:family="paragraph" style:parent-style-name="_33__a0_colonnes_20_d_2019_imag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20_d_2019_image_7e_LT_7e_Gliederung_20_4" style:display-name="3 colonnes d’image~LT~Gliederung 4" style:family="paragraph" style:parent-style-name="_33__a0_colonnes_20_d_2019_imag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20_d_2019_image_7e_LT_7e_Gliederung_20_5" style:display-name="3 colonnes d’image~LT~Gliederung 5" style:family="paragraph" style:parent-style-name="_33__a0_colonnes_20_d_2019_imag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6" style:display-name="3 colonnes d’image~LT~Gliederung 6" style:family="paragraph" style:parent-style-name="_33__a0_colonnes_20_d_2019_imag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7" style:display-name="3 colonnes d’image~LT~Gliederung 7" style:family="paragraph" style:parent-style-name="_33__a0_colonnes_20_d_2019_imag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8" style:display-name="3 colonnes d’image~LT~Gliederung 8" style:family="paragraph" style:parent-style-name="_33__a0_colonnes_20_d_2019_imag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9" style:display-name="3 colonnes d’image~LT~Gliederung 9" style:family="paragraph" style:parent-style-name="_33__a0_colonnes_20_d_2019_imag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Titel" style:display-name="3 colonnes d’imag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Untertitel" style:display-name="3 colonnes d’imag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Notizen" style:display-name="3 colonnes d’imag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Hintergrundobjekte" style:display-name="3 colonnes d’imag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20_d_2019_image_7e_LT_7e_Hintergrund" style:display-name="3 colonnes d’imag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texte_20_vertical_7e_LT_7e_Gliederung_20_1" style:display-name="Titre et texte vertical~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Gliederung_20_2" style:display-name="Titre et texte vertical~LT~Gliederung 2" style:family="paragraph" style:parent-style-name="Titre_20_et_20_texte_20_vertical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3" style:display-name="Titre et texte vertical~LT~Gliederung 3" style:family="paragraph" style:parent-style-name="Titre_20_et_20_texte_20_vertical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texte_20_vertical_7e_LT_7e_Gliederung_20_4" style:display-name="Titre et texte vertical~LT~Gliederung 4" style:family="paragraph" style:parent-style-name="Titre_20_et_20_texte_20_vertical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texte_20_vertical_7e_LT_7e_Gliederung_20_5" style:display-name="Titre et texte vertical~LT~Gliederung 5" style:family="paragraph" style:parent-style-name="Titre_20_et_20_texte_20_vertical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6" style:display-name="Titre et texte vertical~LT~Gliederung 6" style:family="paragraph" style:parent-style-name="Titre_20_et_20_texte_20_vertical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7" style:display-name="Titre et texte vertical~LT~Gliederung 7" style:family="paragraph" style:parent-style-name="Titre_20_et_20_texte_20_vertical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8" style:display-name="Titre et texte vertical~LT~Gliederung 8" style:family="paragraph" style:parent-style-name="Titre_20_et_20_texte_20_vertical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9" style:display-name="Titre et texte vertical~LT~Gliederung 9" style:family="paragraph" style:parent-style-name="Titre_20_et_20_texte_20_vertical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Titel" style:display-name="Titre et texte vertical~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Untertitel" style:display-name="Titre et texte vertical~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Notizen" style:display-name="Titre et texte vertical~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Hintergrundobjekte" style:display-name="Titre et texte vertica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texte_20_vertical_7e_LT_7e_Hintergrund" style:display-name="Titre et texte vertica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vertical_20_et_20_texte_7e_LT_7e_Gliederung_20_1" style:display-name="Titre vertical et text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Gliederung_20_2" style:display-name="Titre vertical et texte~LT~Gliederung 2" style:family="paragraph" style:parent-style-name="Titre_20_vertical_20_et_20_text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3" style:display-name="Titre vertical et texte~LT~Gliederung 3" style:family="paragraph" style:parent-style-name="Titre_20_vertical_20_et_20_text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vertical_20_et_20_texte_7e_LT_7e_Gliederung_20_4" style:display-name="Titre vertical et texte~LT~Gliederung 4" style:family="paragraph" style:parent-style-name="Titre_20_vertical_20_et_20_text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vertical_20_et_20_texte_7e_LT_7e_Gliederung_20_5" style:display-name="Titre vertical et texte~LT~Gliederung 5" style:family="paragraph" style:parent-style-name="Titre_20_vertical_20_et_20_text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6" style:display-name="Titre vertical et texte~LT~Gliederung 6" style:family="paragraph" style:parent-style-name="Titre_20_vertical_20_et_20_text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7" style:display-name="Titre vertical et texte~LT~Gliederung 7" style:family="paragraph" style:parent-style-name="Titre_20_vertical_20_et_20_text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8" style:display-name="Titre vertical et texte~LT~Gliederung 8" style:family="paragraph" style:parent-style-name="Titre_20_vertical_20_et_20_text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9" style:display-name="Titre vertical et texte~LT~Gliederung 9" style:family="paragraph" style:parent-style-name="Titre_20_vertical_20_et_20_text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Titel" style:display-name="Titre vertical et text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Untertitel" style:display-name="Titre vertical et text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Notizen" style:display-name="Titre vertical et text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Hintergrundobjekte" style:display-name="Titre vertical et text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vertical_20_et_20_texte_7e_LT_7e_Hintergrund" style:display-name="Titre vertical et text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de_20_section_7e_LT_7e_Gliederung_20_1" style:display-name="Titre de section~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Gliederung_20_2" style:display-name="Titre de section~LT~Gliederung 2" style:family="paragraph" style:parent-style-name="Titre_20_de_20_section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3" style:display-name="Titre de section~LT~Gliederung 3" style:family="paragraph" style:parent-style-name="Titre_20_de_20_section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de_20_section_7e_LT_7e_Gliederung_20_4" style:display-name="Titre de section~LT~Gliederung 4" style:family="paragraph" style:parent-style-name="Titre_20_de_20_section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de_20_section_7e_LT_7e_Gliederung_20_5" style:display-name="Titre de section~LT~Gliederung 5" style:family="paragraph" style:parent-style-name="Titre_20_de_20_section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6" style:display-name="Titre de section~LT~Gliederung 6" style:family="paragraph" style:parent-style-name="Titre_20_de_20_section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7" style:display-name="Titre de section~LT~Gliederung 7" style:family="paragraph" style:parent-style-name="Titre_20_de_20_section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8" style:display-name="Titre de section~LT~Gliederung 8" style:family="paragraph" style:parent-style-name="Titre_20_de_20_section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9" style:display-name="Titre de section~LT~Gliederung 9" style:family="paragraph" style:parent-style-name="Titre_20_de_20_section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Titel" style:display-name="Titre de section~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Untertitel" style:display-name="Titre de section~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Notizen" style:display-name="Titre de section~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Hintergrundobjekte" style:display-name="Titre de secti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de_20_section_7e_LT_7e_Hintergrund" style:display-name="Titre de secti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Deux_20_contenus_7e_LT_7e_Gliederung_20_1" style:display-name="Deux contenus~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Gliederung_20_2" style:display-name="Deux contenus~LT~Gliederung 2" style:family="paragraph" style:parent-style-name="Deux_20_contenus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3" style:display-name="Deux contenus~LT~Gliederung 3" style:family="paragraph" style:parent-style-name="Deux_20_contenus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ux_20_contenus_7e_LT_7e_Gliederung_20_4" style:display-name="Deux contenus~LT~Gliederung 4" style:family="paragraph" style:parent-style-name="Deux_20_contenus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ux_20_contenus_7e_LT_7e_Gliederung_20_5" style:display-name="Deux contenus~LT~Gliederung 5" style:family="paragraph" style:parent-style-name="Deux_20_contenus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6" style:display-name="Deux contenus~LT~Gliederung 6" style:family="paragraph" style:parent-style-name="Deux_20_contenus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7" style:display-name="Deux contenus~LT~Gliederung 7" style:family="paragraph" style:parent-style-name="Deux_20_contenus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8" style:display-name="Deux contenus~LT~Gliederung 8" style:family="paragraph" style:parent-style-name="Deux_20_contenus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9" style:display-name="Deux contenus~LT~Gliederung 9" style:family="paragraph" style:parent-style-name="Deux_20_contenus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Titel" style:display-name="Deux contenus~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Untertitel" style:display-name="Deux contenus~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Notizen" style:display-name="Deux contenus~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Hintergrundobjekte" style:display-name="Deux contenu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Deux_20_contenus_7e_LT_7e_Hintergrund" style:display-name="Deux contenu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mparaison_7e_LT_7e_Gliederung_20_1" style:display-name="Comparaison~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Gliederung_20_2" style:display-name="Comparaison~LT~Gliederung 2" style:family="paragraph" style:parent-style-name="Comparaison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3" style:display-name="Comparaison~LT~Gliederung 3" style:family="paragraph" style:parent-style-name="Comparaison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aison_7e_LT_7e_Gliederung_20_4" style:display-name="Comparaison~LT~Gliederung 4" style:family="paragraph" style:parent-style-name="Comparaison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aison_7e_LT_7e_Gliederung_20_5" style:display-name="Comparaison~LT~Gliederung 5" style:family="paragraph" style:parent-style-name="Comparaison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6" style:display-name="Comparaison~LT~Gliederung 6" style:family="paragraph" style:parent-style-name="Comparaison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7" style:display-name="Comparaison~LT~Gliederung 7" style:family="paragraph" style:parent-style-name="Comparaison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8" style:display-name="Comparaison~LT~Gliederung 8" style:family="paragraph" style:parent-style-name="Comparaison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9" style:display-name="Comparaison~LT~Gliederung 9" style:family="paragraph" style:parent-style-name="Comparaison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Titel" style:display-name="Comparaison~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Untertitel" style:display-name="Comparaison~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Notizen" style:display-name="Comparaison~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Hintergrundobjekte" style:display-name="Comparais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mparaison_7e_LT_7e_Hintergrund" style:display-name="Comparais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seul_7e_LT_7e_Gliederung_20_1" style:display-name="Titre seul~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Gliederung_20_2" style:display-name="Titre seul~LT~Gliederung 2" style:family="paragraph" style:parent-style-name="Titre_20_seul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3" style:display-name="Titre seul~LT~Gliederung 3" style:family="paragraph" style:parent-style-name="Titre_20_seul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seul_7e_LT_7e_Gliederung_20_4" style:display-name="Titre seul~LT~Gliederung 4" style:family="paragraph" style:parent-style-name="Titre_20_seul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seul_7e_LT_7e_Gliederung_20_5" style:display-name="Titre seul~LT~Gliederung 5" style:family="paragraph" style:parent-style-name="Titre_20_seul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6" style:display-name="Titre seul~LT~Gliederung 6" style:family="paragraph" style:parent-style-name="Titre_20_seul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7" style:display-name="Titre seul~LT~Gliederung 7" style:family="paragraph" style:parent-style-name="Titre_20_seul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8" style:display-name="Titre seul~LT~Gliederung 8" style:family="paragraph" style:parent-style-name="Titre_20_seul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9" style:display-name="Titre seul~LT~Gliederung 9" style:family="paragraph" style:parent-style-name="Titre_20_seul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Titel" style:display-name="Titre seul~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Untertitel" style:display-name="Titre seul~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Notizen" style:display-name="Titre seul~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Hintergrundobjekte" style:display-name="Titre seu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seul_7e_LT_7e_Hintergrund" style:display-name="Titre seu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Vide_7e_LT_7e_Gliederung_20_1" style:display-name="Vi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4" style:display-name="Vide~LT~Gliederung 4" style:family="paragraph" style:parent-style-name="Vi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Vide_7e_LT_7e_Untertitel" style:display-name="Vi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Vide_7e_LT_7e_Notizen" style:display-name="V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Vide_7e_LT_7e_Hintergrundobjekte" style:display-name="V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Vide_7e_LT_7e_Hintergrund" style:display-name="V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ntenu_20_avec_20_légende_7e_LT_7e_Gliederung_20_1" style:display-name="Contenu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Gliederung_20_2" style:display-name="Contenu avec légende~LT~Gliederung 2" style:family="paragraph" style:parent-style-name="Contenu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3" style:display-name="Contenu avec légende~LT~Gliederung 3" style:family="paragraph" style:parent-style-name="Contenu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u_20_avec_20_légende_7e_LT_7e_Gliederung_20_4" style:display-name="Contenu avec légende~LT~Gliederung 4" style:family="paragraph" style:parent-style-name="Contenu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u_20_avec_20_légende_7e_LT_7e_Gliederung_20_5" style:display-name="Contenu avec légende~LT~Gliederung 5" style:family="paragraph" style:parent-style-name="Contenu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6" style:display-name="Contenu avec légende~LT~Gliederung 6" style:family="paragraph" style:parent-style-name="Contenu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7" style:display-name="Contenu avec légende~LT~Gliederung 7" style:family="paragraph" style:parent-style-name="Contenu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8" style:display-name="Contenu avec légende~LT~Gliederung 8" style:family="paragraph" style:parent-style-name="Contenu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9" style:display-name="Contenu avec légende~LT~Gliederung 9" style:family="paragraph" style:parent-style-name="Contenu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Titel" style:display-name="Contenu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Untertitel" style:display-name="Contenu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Notizen" style:display-name="Contenu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Hintergrundobjekte" style:display-name="Contenu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ntenu_20_avec_20_légende_7e_LT_7e_Hintergrund" style:display-name="Contenu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Image_20_avec_20_légende_7e_LT_7e_Gliederung_20_1" style:display-name="Image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Gliederung_20_2" style:display-name="Image avec légende~LT~Gliederung 2" style:family="paragraph" style:parent-style-name="Image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3" style:display-name="Image avec légende~LT~Gliederung 3" style:family="paragraph" style:parent-style-name="Image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avec_20_légende_7e_LT_7e_Gliederung_20_4" style:display-name="Image avec légende~LT~Gliederung 4" style:family="paragraph" style:parent-style-name="Image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avec_20_légende_7e_LT_7e_Gliederung_20_5" style:display-name="Image avec légende~LT~Gliederung 5" style:family="paragraph" style:parent-style-name="Image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6" style:display-name="Image avec légende~LT~Gliederung 6" style:family="paragraph" style:parent-style-name="Image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7" style:display-name="Image avec légende~LT~Gliederung 7" style:family="paragraph" style:parent-style-name="Image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8" style:display-name="Image avec légende~LT~Gliederung 8" style:family="paragraph" style:parent-style-name="Image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9" style:display-name="Image avec légende~LT~Gliederung 9" style:family="paragraph" style:parent-style-name="Image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Titel" style:display-name="Image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Untertitel" style:display-name="Image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Notizen" style:display-name="Image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Hintergrundobjekte" style:display-name="Image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Image_20_avec_20_légende_7e_LT_7e_Hintergrund" style:display-name="Image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Police_20_par_20_défaut" style:display-name="Police par défaut" style:family="text"/>
    <style:style style:name="ListLabel_20_1" style:display-name="ListLabel 1" style:family="text">
      <style:text-properties style:font-name="Corbel" fo:font-family="Corbel" style:font-family-generic="swiss" style:font-pitch="variable" fo:font-size="28pt" style:font-name-asian="Corbel" style:font-family-asian="Corbel" style:font-family-generic-asian="swiss" style:font-pitch-asian="variable" style:font-size-asian="28pt" style:font-name-complex="Corbel" style:font-family-complex="Corbel" style:font-family-generic-complex="swiss" style:font-pitch-complex="variable"/>
    </style:style>
    <style:style style:name="WW_5f_CharLFO1LVL1" style:display-name="WW_CharLFO1LVL1" style:family="text">
      <style:text-properties style:font-name="Corbel" fo:font-family="Corbel" style:font-family-generic="swiss" style:font-pitch="variable" fo:font-size="28pt" style:font-size-asian="2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Corbe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212121"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212121" draw:opacity="100%"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12121" draw:opacity="100%"/>
    </style:style>
  </office:automatic-styles>
  <office:master-styles>
    <style:master-page style:name="Standard" style:page-layout-name="Mpm1" draw:style-name="Mdp1"/>
    <style:master-page style:name="MP0"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5T16:49:00Z</meta:creation-date>
    <dc:date>2024-06-30T19:37:27.282616138</dc:date>
    <meta:editing-cycles>220</meta:editing-cycles>
    <meta:editing-duration>PT19H56M46S</meta:editing-duration>
    <meta:print-date>2024-01-28T22:39:27.567000000</meta:print-date>
    <meta:printed-by>PDF files</meta:printed-by>
    <meta:document-statistic meta:table-count="0" meta:image-count="0" meta:object-count="0" meta:page-count="1" meta:paragraph-count="109" meta:word-count="2491" meta:character-count="16600" meta:non-whitespace-character-count="14144"/>
    <meta:template xlink:type="simple" xlink:actuate="onRequest" xlink:title="" xlink:href="../../T3/t3c1.odt/Normal.dotm"/>
  </office:meta>
</office:document-meta>
</file>